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26mm"/>
    </style:style>
    <style:style style:name="co2" style:family="table-column">
      <style:table-column-properties fo:break-before="auto" style:column-width="102.22mm"/>
    </style:style>
    <style:style style:name="co3" style:family="table-column">
      <style:table-column-properties fo:break-before="auto" style:column-width="66.53mm"/>
    </style:style>
    <style:style style:name="co4" style:family="table-column">
      <style:table-column-properties fo:break-before="auto" style:column-width="21.33mm"/>
    </style:style>
    <style:style style:name="co5" style:family="table-column">
      <style:table-column-properties fo:break-before="auto" style:column-width="22.1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02.0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false"/>
    </style:style>
    <style:style style:name="ta1" style:family="table" style:master-page-name="PageStyle_5f_Plan3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3" style:family="table-cell" style:parent-style-name="Default" style:data-style-name="N1">
      <style:table-cell-properties fo:border-bottom="0.74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0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33" style:family="table-cell" style:parent-style-name="Default" style:data-style-name="N1">
      <style:table-cell-properties fo:background-color="#00ff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Calibri1"/>
    </style:style>
    <style:style style:name="ce44" style:family="table-cell" style:parent-style-name="Default" style:data-style-name="N1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45" style:family="table-cell" style:parent-style-name="Default" style:data-style-name="N1">
      <style:table-cell-properties fo:background-color="#83caff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46" style:family="table-cell" style:parent-style-name="Default" style:data-style-name="N1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47" style:family="table-cell" style:parent-style-name="Default" style:data-style-name="N1">
      <style:table-cell-properties fo:background-color="#00ff0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48" style:family="table-cell" style:parent-style-name="Default" style:data-style-name="N1">
      <style:table-cell-properties fo:background-color="#ff000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49" style:family="table-cell" style:parent-style-name="Default" style:data-style-name="N1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0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1" style:family="table-cell" style:parent-style-name="Default" style:data-style-name="N3">
      <style:table-cell-properties fo:border-bottom="0.74pt solid #000000" fo:background-color="#c0c0c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53" style:family="table-cell" style:parent-style-name="Default" style:data-style-name="N3">
      <style:table-cell-properties fo:background-color="#00ff00" fo:border="0.06pt solid #000000" style:rotation-align="none"/>
      <style:text-properties style:font-name="Calibri1"/>
    </style:style>
    <style:style style:name="ce54" style:family="table-cell" style:parent-style-name="Default">
      <style:table-cell-properties fo:background-color="#83caff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56" style:family="table-cell" style:parent-style-name="Default">
      <style:table-cell-properties fo:background-color="#00ff00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57" style:family="table-cell" style:parent-style-name="Default">
      <style:table-cell-properties fo:background-color="#ff0000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58" style:family="table-cell" style:parent-style-name="Default" style:data-style-name="N3">
      <style:table-cell-properties fo:border="none" style:rotation-align="none"/>
    </style:style>
    <style:style style:name="ce59" style:family="table-cell" style:parent-style-name="Default" style:data-style-name="N3">
      <style:table-cell-properties style:rotation-align="none"/>
    </style:style>
    <style:style style:name="ce60" style:family="table-cell" style:parent-style-name="Default" style:data-style-name="N100">
      <style:table-cell-properties fo:background-color="#c0c0c0" style:text-align-source="fix" style:repeat-content="false" style:rotation-align="none"/>
      <style:paragraph-properties fo:text-align="center" fo:margin-left="0mm"/>
      <style:text-properties fo:font-weight="bold" style:font-weight-asian="bold" style:font-weight-complex="bold"/>
    </style:style>
    <style:style style:name="ce61" style:family="table-cell" style:parent-style-name="Default" style:data-style-name="N100">
      <style:table-cell-properties style:text-align-source="fix" style:repeat-content="false" fo:border="0.06pt solid #000000" style:rotation-align="none"/>
      <style:paragraph-properties fo:text-align="center" fo:margin-left="0mm"/>
      <style:text-properties style:font-name="Calibri1"/>
    </style:style>
    <style:style style:name="ce62" style:family="table-cell" style:parent-style-name="Default" style:data-style-name="N100">
      <style:table-cell-properties fo:background-color="#00ff00" style:text-align-source="fix" style:repeat-content="false" fo:border="0.06pt solid #000000" style:rotation-align="none"/>
      <style:paragraph-properties fo:text-align="center" fo:margin-left="0mm"/>
      <style:text-properties style:font-name="Calibri1"/>
    </style:style>
    <style:style style:name="ce63" style:family="table-cell" style:parent-style-name="Default" style:data-style-name="N100">
      <style:table-cell-properties fo:background-color="#83caff" style:text-align-source="fix" style:repeat-content="false" fo:border="0.06pt solid #000000" style:rotation-align="none"/>
      <style:paragraph-properties fo:text-align="center" fo:margin-left="0mm"/>
      <style:text-properties style:font-name="Calibri1"/>
    </style:style>
    <style:style style:name="ce64" style:family="table-cell" style:parent-style-name="Default" style:data-style-name="N100">
      <style:table-cell-properties style:text-align-source="fix" style:repeat-content="false" fo:background-color="transparent" fo:border="0.06pt solid #000000" style:rotation-align="none"/>
      <style:paragraph-properties fo:text-align="center" fo:margin-left="0mm"/>
      <style:text-properties style:font-name="Calibri1"/>
    </style:style>
    <style:style style:name="ce65" style:family="table-cell" style:parent-style-name="Default">
      <style:table-cell-properties fo:background-color="#83caff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66" style:family="table-cell" style:parent-style-name="Default" style:data-style-name="N36">
      <style:table-cell-properties fo:background-color="#ff0000" style:text-align-source="fix" style:repeat-content="false" fo:wrap-option="wrap" fo:border="0.06pt solid #000000" style:rotation-align="none"/>
      <style:paragraph-properties fo:text-align="center" fo:margin-left="0mm"/>
      <style:text-properties fo:color="#000000" style:font-name="Calibri1"/>
    </style:style>
    <style:style style:name="ce67" style:family="table-cell" style:parent-style-name="Default" style:data-style-name="N100">
      <style:table-cell-properties style:text-align-source="fix" style:repeat-content="false" fo:border="none" style:rotation-align="none"/>
      <style:paragraph-properties fo:text-align="center" fo:margin-left="0mm"/>
    </style:style>
    <style:style style:name="ce68" style:family="table-cell" style:parent-style-name="Default" style:data-style-name="N100">
      <style:table-cell-properties style:text-align-source="fix" style:repeat-content="false" style:rotation-align="none"/>
      <style:paragraph-properties fo:text-align="center" fo:margin-left="0mm"/>
    </style:style>
    <style:style style:name="ce69" style:family="table-cell" style:parent-style-name="Default" style:data-style-name="N3">
      <style:table-cell-properties fo:background-color="#c0c0c0" style:text-align-source="fix" style:repeat-content="false" style:rotation-align="none"/>
      <style:paragraph-properties fo:text-align="center" fo:margin-left="0mm"/>
      <style:text-properties fo:font-weight="bold" style:font-weight-asian="bold" style:font-weight-complex="bold"/>
    </style:style>
    <style:style style:name="ce70" style:family="table-cell" style:parent-style-name="Default" style:data-style-name="N36">
      <style:table-cell-properties style:text-align-source="fix" style:repeat-content="false" fo:wrap-option="wrap" fo:border="0.06pt solid #000000" style:rotation-align="none"/>
      <style:paragraph-properties fo:text-align="center" fo:margin-left="0mm"/>
      <style:text-properties style:font-name="Calibri1"/>
    </style:style>
    <style:style style:name="ce71" style:family="table-cell" style:parent-style-name="Default" style:data-style-name="N36">
      <style:table-cell-properties fo:background-color="#00ff00" style:text-align-source="fix" style:repeat-content="false" fo:wrap-option="wrap" fo:border="0.06pt solid #000000" style:rotation-align="none"/>
      <style:paragraph-properties fo:text-align="center" fo:margin-left="0mm"/>
      <style:text-properties style:font-name="Calibri1"/>
    </style:style>
    <style:style style:name="ce72" style:family="table-cell" style:parent-style-name="Default" style:data-style-name="N36">
      <style:table-cell-properties fo:background-color="#99ccff" style:text-align-source="fix" style:repeat-content="false" fo:wrap-option="wrap" fo:border="0.06pt solid #000000" style:rotation-align="none"/>
      <style:paragraph-properties fo:text-align="center" fo:margin-left="0mm"/>
      <style:text-properties style:font-name="Calibri1"/>
    </style:style>
    <style:style style:name="ce73" style:family="table-cell" style:parent-style-name="Default" style:data-style-name="N36">
      <style:table-cell-properties fo:background-color="#83caff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74" style:family="table-cell" style:parent-style-name="Default" style:data-style-name="N36">
      <style:table-cell-properties fo:background-color="#83caff" style:text-align-source="fix" style:repeat-content="false" fo:wrap-option="wrap" fo:border="0.06pt solid #000000" style:rotation-align="none"/>
      <style:paragraph-properties fo:text-align="center" fo:margin-left="0mm"/>
      <style:text-properties style:font-name="Calibri1"/>
    </style:style>
    <style:style style:name="ce75" style:family="table-cell" style:parent-style-name="Default" style:data-style-name="N3">
      <style:table-cell-properties style:text-align-source="fix" style:repeat-content="false" fo:border="none" style:rotation-align="none"/>
      <style:paragraph-properties fo:text-align="center" fo:margin-left="0mm"/>
    </style:style>
    <style:style style:name="ce76" style:family="table-cell" style:parent-style-name="Default" style:data-style-name="N3">
      <style:table-cell-properties style:text-align-source="fix" style:repeat-content="false" style:rotation-align="none"/>
      <style:paragraph-properties fo:text-align="center" fo:margin-left="0mm"/>
    </style:style>
    <style:style style:name="ce77" style:family="table-cell" style:parent-style-name="Default" style:data-style-name="N36">
      <style:table-cell-properties fo:background-color="#83caff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78" style:family="table-cell" style:parent-style-name="Default" style:data-style-name="N1">
      <style:table-cell-properties style:rotation-align="none"/>
    </style:style>
    <style:style style:name="ce79" style:family="table-cell" style:parent-style-name="Default" style:data-style-name="N84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Pais" table:style-name="ta1">
        <office:forms form:automatic-focus="false" form:apply-design-mode="false"/>
        <table:table-column table:style-name="co1" table:default-cell-style-name="ce50"/>
        <table:table-column table:style-name="co2" table:default-cell-style-name="ce59"/>
        <table:table-column table:style-name="co3" table:default-cell-style-name="ce68"/>
        <table:table-column table:style-name="co4" table:default-cell-style-name="ce59"/>
        <table:table-column table:style-name="co5" table:default-cell-style-name="ce59"/>
        <table:table-column table:style-name="co6" table:default-cell-style-name="ce78"/>
        <table:table-column table:style-name="co1" table:number-columns-repeated="1017" table:default-cell-style-name="ce59"/>
        <table:table-column table:style-name="co1" table:default-cell-style-name="Default"/>
        <table:table-row table:style-name="ro1">
          <table:table-cell table:style-name="ce13" office:value-type="string" calcext:value-type="string">
            <text:p>cPais</text:p>
          </table:table-cell>
          <table:table-cell table:style-name="ce51" office:value-type="string" calcext:value-type="string">
            <text:p>Nome País</text:p>
          </table:table-cell>
          <table:table-cell table:style-name="ce60" office:value-type="string" calcext:value-type="string">
            <text:p>SITUAÇÃO</text:p>
          </table:table-cell>
          <table:table-cell table:style-name="ce69" office:value-type="string" calcext:value-type="string">
            <text:p>Data Início</text:p>
          </table:table-cell>
          <table:table-cell table:style-name="ce69" office:value-type="string" calcext:value-type="string">
            <text:p>Data Fim</text:p>
          </table:table-cell>
          <table:table-cell table:number-columns-repeated="1019"/>
        </table:table-row>
        <table:table-row table:style-name="ro1">
          <table:table-cell table:style-name="ce23" office:value-type="float" office:value="132" calcext:value-type="float">
            <text:p>132</text:p>
          </table:table-cell>
          <table:table-cell table:style-name="ce52" office:value-type="string" calcext:value-type="string">
            <text:p>AFEGANISTAO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2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33" office:value-type="float" office:value="153" calcext:value-type="float">
            <text:p>153</text:p>
          </table:table-cell>
          <table:table-cell table:style-name="ce53" office:value-type="string" calcext:value-type="string">
            <text:p>ALAND, ILHAS</text:p>
          </table:table-cell>
          <table:table-cell table:style-name="ce62" office:value-type="string" calcext:value-type="string">
            <text:p>INCLUÍDO</text:p>
          </table:table-cell>
          <table:table-cell table:style-name="ce71" office:value-type="date" office:date-value="2017-01-01" calcext:value-type="date">
            <text:p>01/01/2017</text:p>
          </table:table-cell>
          <table:table-cell table:style-name="ce71"/>
          <table:table-cell table:style-name="ce79" table:formula="of:=[.D3]" office:value-type="date" office:date-value="2017-01-01" calcext:value-type="date">
            <text:p>2017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175" calcext:value-type="float">
            <text:p>175</text:p>
          </table:table-cell>
          <table:table-cell table:style-name="ce52" office:value-type="string" calcext:value-type="string">
            <text:p>ALBANIA, REPUBLICA <text:s/>D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4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5" office:value-type="float" office:value="200" calcext:value-type="float">
            <text:p>200</text:p>
          </table:table-cell>
          <table:table-cell table:style-name="ce54" office:value-type="string" calcext:value-type="string">
            <text:p>CURACAO</text:p>
          </table:table-cell>
          <table:table-cell table:style-name="ce63" office:value-type="string" calcext:value-type="string">
            <text:p>ALTERADO</text:p>
          </table:table-cell>
          <table:table-cell table:style-name="ce72" office:value-type="date" office:date-value="2015-12-07" calcext:value-type="date">
            <text:p>07/12/2015</text:p>
          </table:table-cell>
          <table:table-cell table:style-name="ce72" office:value-type="date" office:date-value="2018-05-31" calcext:value-type="date">
            <text:p>31/05/2018</text:p>
          </table:table-cell>
          <table:table-cell table:style-name="ce79" table:formula="of:=[.D5]" office:value-type="date" office:date-value="2015-12-07" calcext:value-type="date">
            <text:p>2015-12-07</text:p>
          </table:table-cell>
          <table:table-cell table:number-columns-repeated="1018"/>
        </table:table-row>
        <table:table-row table:style-name="ro1">
          <table:table-cell table:style-name="ce44" office:value-type="float" office:value="230" calcext:value-type="float">
            <text:p>230</text:p>
          </table:table-cell>
          <table:table-cell table:style-name="ce52" office:value-type="string" calcext:value-type="string">
            <text:p>ALEMANH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6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310" calcext:value-type="float">
            <text:p>310</text:p>
          </table:table-cell>
          <table:table-cell table:style-name="ce52" office:value-type="string" calcext:value-type="string">
            <text:p>BURKINA FASO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7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370" calcext:value-type="float">
            <text:p>370</text:p>
          </table:table-cell>
          <table:table-cell table:style-name="ce52" office:value-type="string" calcext:value-type="string">
            <text:p>ANDORR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8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400" calcext:value-type="float">
            <text:p>400</text:p>
          </table:table-cell>
          <table:table-cell table:style-name="ce52" office:value-type="string" calcext:value-type="string">
            <text:p>ANGOL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9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418" calcext:value-type="float">
            <text:p>418</text:p>
          </table:table-cell>
          <table:table-cell table:style-name="ce52" office:value-type="string" calcext:value-type="string">
            <text:p>ANGUILL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0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33" office:value-type="float" office:value="420" calcext:value-type="float">
            <text:p>420</text:p>
          </table:table-cell>
          <table:table-cell table:style-name="ce53" office:value-type="string" calcext:value-type="string">
            <text:p>ANTARTICA</text:p>
          </table:table-cell>
          <table:table-cell table:style-name="ce62" office:value-type="string" calcext:value-type="string">
            <text:p>INCLUÍDO</text:p>
          </table:table-cell>
          <table:table-cell table:style-name="ce71" office:value-type="date" office:date-value="2017-01-01" calcext:value-type="date">
            <text:p>01/01/2017</text:p>
          </table:table-cell>
          <table:table-cell table:style-name="ce71"/>
          <table:table-cell table:style-name="ce79" table:formula="of:=[.D11]" office:value-type="date" office:date-value="2017-01-01" calcext:value-type="date">
            <text:p>2017-01-01</text:p>
          </table:table-cell>
          <table:table-cell table:number-columns-repeated="1018"/>
        </table:table-row>
        <table:table-row table:style-name="ro1">
          <table:table-cell table:style-name="ce46" office:value-type="float" office:value="434" calcext:value-type="float">
            <text:p>434</text:p>
          </table:table-cell>
          <table:table-cell table:style-name="ce55" office:value-type="string" calcext:value-type="string">
            <text:p>ANTIGUA E BARBUDA</text:p>
          </table:table-cell>
          <table:table-cell table:style-name="ce64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2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531" calcext:value-type="float">
            <text:p>531</text:p>
          </table:table-cell>
          <table:table-cell table:style-name="ce52" office:value-type="string" calcext:value-type="string">
            <text:p>ARABIA SAUDIT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3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590" calcext:value-type="float">
            <text:p>590</text:p>
          </table:table-cell>
          <table:table-cell table:style-name="ce52" office:value-type="string" calcext:value-type="string">
            <text:p>ARGELI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4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639" calcext:value-type="float">
            <text:p>639</text:p>
          </table:table-cell>
          <table:table-cell table:style-name="ce52" office:value-type="string" calcext:value-type="string">
            <text:p>ARGENTIN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5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647" calcext:value-type="float">
            <text:p>647</text:p>
          </table:table-cell>
          <table:table-cell table:style-name="ce52" office:value-type="string" calcext:value-type="string">
            <text:p>ARMENIA, REPUBLICA D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6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655" calcext:value-type="float">
            <text:p>655</text:p>
          </table:table-cell>
          <table:table-cell table:style-name="ce52" office:value-type="string" calcext:value-type="string">
            <text:p>ARUB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7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698" calcext:value-type="float">
            <text:p>698</text:p>
          </table:table-cell>
          <table:table-cell table:style-name="ce52" office:value-type="string" calcext:value-type="string">
            <text:p>AUSTRALI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8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728" calcext:value-type="float">
            <text:p>728</text:p>
          </table:table-cell>
          <table:table-cell table:style-name="ce52" office:value-type="string" calcext:value-type="string">
            <text:p>AUSTRI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9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736" calcext:value-type="float">
            <text:p>736</text:p>
          </table:table-cell>
          <table:table-cell table:style-name="ce52" office:value-type="string" calcext:value-type="string">
            <text:p>AZERBAIJAO, REPUBLICA DO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20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779" calcext:value-type="float">
            <text:p>779</text:p>
          </table:table-cell>
          <table:table-cell table:style-name="ce52" office:value-type="string" calcext:value-type="string">
            <text:p>BAHAMAS, ILHAS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21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809" calcext:value-type="float">
            <text:p>809</text:p>
          </table:table-cell>
          <table:table-cell table:style-name="ce52" office:value-type="string" calcext:value-type="string">
            <text:p>BAHREIN, ILHAS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22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817" calcext:value-type="float">
            <text:p>817</text:p>
          </table:table-cell>
          <table:table-cell table:style-name="ce52" office:value-type="string" calcext:value-type="string">
            <text:p>BANGLADESH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23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833" calcext:value-type="float">
            <text:p>833</text:p>
          </table:table-cell>
          <table:table-cell table:style-name="ce52" office:value-type="string" calcext:value-type="string">
            <text:p>BARBADOS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24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850" calcext:value-type="float">
            <text:p>850</text:p>
          </table:table-cell>
          <table:table-cell table:style-name="ce52" office:value-type="string" calcext:value-type="string">
            <text:p>BELARUS, REPUBLICA D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25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876" calcext:value-type="float">
            <text:p>876</text:p>
          </table:table-cell>
          <table:table-cell table:style-name="ce52" office:value-type="string" calcext:value-type="string">
            <text:p>BELGIC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26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884" calcext:value-type="float">
            <text:p>884</text:p>
          </table:table-cell>
          <table:table-cell table:style-name="ce52" office:value-type="string" calcext:value-type="string">
            <text:p>BELIZE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27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906" calcext:value-type="float">
            <text:p>906</text:p>
          </table:table-cell>
          <table:table-cell table:style-name="ce52" office:value-type="string" calcext:value-type="string">
            <text:p>BERMUDAS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28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930" calcext:value-type="float">
            <text:p>930</text:p>
          </table:table-cell>
          <table:table-cell table:style-name="ce52" office:value-type="string" calcext:value-type="string">
            <text:p>MIANMAR (BIRMANIA)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29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6" office:value-type="float" office:value="973" calcext:value-type="float">
            <text:p>973</text:p>
          </table:table-cell>
          <table:table-cell table:style-name="ce55" office:value-type="string" calcext:value-type="string">
            <text:p>BOLIVIA, ESTADO PLURINACIONAL DA</text:p>
          </table:table-cell>
          <table:table-cell table:style-name="ce64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30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981" calcext:value-type="float">
            <text:p>981</text:p>
          </table:table-cell>
          <table:table-cell table:style-name="ce52" office:value-type="string" calcext:value-type="string">
            <text:p>BOSNIA-HERZEGOVINA (REPUBLICA DA)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31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7" office:value-type="float" office:value="990" calcext:value-type="float">
            <text:p>990</text:p>
          </table:table-cell>
          <table:table-cell table:style-name="ce56" office:value-type="string" calcext:value-type="string">
            <text:p>BONAIRE</text:p>
          </table:table-cell>
          <table:table-cell table:style-name="ce62" office:value-type="string" calcext:value-type="string">
            <text:p>INCLUÍDO</text:p>
          </table:table-cell>
          <table:table-cell table:style-name="ce71" office:value-type="date" office:date-value="2017-01-01" calcext:value-type="date">
            <text:p>01/01/2017</text:p>
          </table:table-cell>
          <table:table-cell table:style-name="ce71"/>
          <table:table-cell table:style-name="ce79" table:formula="of:=[.D32]" office:value-type="date" office:date-value="2017-01-01" calcext:value-type="date">
            <text:p>2017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1015" calcext:value-type="float">
            <text:p>1015</text:p>
          </table:table-cell>
          <table:table-cell table:style-name="ce52" office:value-type="string" calcext:value-type="string">
            <text:p>BOTSUAN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33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33" office:value-type="float" office:value="1023" calcext:value-type="float">
            <text:p>1023</text:p>
          </table:table-cell>
          <table:table-cell table:style-name="ce53" office:value-type="string" calcext:value-type="string">
            <text:p>BOUVET, ILHA</text:p>
          </table:table-cell>
          <table:table-cell table:style-name="ce62" office:value-type="string" calcext:value-type="string">
            <text:p>INCLUÍDO</text:p>
          </table:table-cell>
          <table:table-cell table:style-name="ce71" office:value-type="date" office:date-value="2017-01-01" calcext:value-type="date">
            <text:p>01/01/2017</text:p>
          </table:table-cell>
          <table:table-cell table:style-name="ce71"/>
          <table:table-cell table:style-name="ce79" table:formula="of:=[.D34]" office:value-type="date" office:date-value="2017-01-01" calcext:value-type="date">
            <text:p>2017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1058" calcext:value-type="float">
            <text:p>1058</text:p>
          </table:table-cell>
          <table:table-cell table:style-name="ce52" office:value-type="string" calcext:value-type="string">
            <text:p>BRASIL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35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1082" calcext:value-type="float">
            <text:p>1082</text:p>
          </table:table-cell>
          <table:table-cell table:style-name="ce52" office:value-type="string" calcext:value-type="string">
            <text:p>BRUNEI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36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1112" calcext:value-type="float">
            <text:p>1112</text:p>
          </table:table-cell>
          <table:table-cell table:style-name="ce52" office:value-type="string" calcext:value-type="string">
            <text:p>BULGARIA, REPUBLICA D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37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1155" calcext:value-type="float">
            <text:p>1155</text:p>
          </table:table-cell>
          <table:table-cell table:style-name="ce52" office:value-type="string" calcext:value-type="string">
            <text:p>BURUNDI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38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1198" calcext:value-type="float">
            <text:p>1198</text:p>
          </table:table-cell>
          <table:table-cell table:style-name="ce52" office:value-type="string" calcext:value-type="string">
            <text:p>BUTAO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39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1279" calcext:value-type="float">
            <text:p>1279</text:p>
          </table:table-cell>
          <table:table-cell table:style-name="ce52" office:value-type="string" calcext:value-type="string">
            <text:p>CABO VERDE, REPUBLICA DE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40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1376" calcext:value-type="float">
            <text:p>1376</text:p>
          </table:table-cell>
          <table:table-cell table:style-name="ce52" office:value-type="string" calcext:value-type="string">
            <text:p>CAYMAN, ILHAS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41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1414" calcext:value-type="float">
            <text:p>1414</text:p>
          </table:table-cell>
          <table:table-cell table:style-name="ce52" office:value-type="string" calcext:value-type="string">
            <text:p>CAMBOJ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42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1457" calcext:value-type="float">
            <text:p>1457</text:p>
          </table:table-cell>
          <table:table-cell table:style-name="ce52" office:value-type="string" calcext:value-type="string">
            <text:p>CAMAROES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43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1490" calcext:value-type="float">
            <text:p>1490</text:p>
          </table:table-cell>
          <table:table-cell table:style-name="ce52" office:value-type="string" calcext:value-type="string">
            <text:p>CANAD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44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5" office:value-type="float" office:value="1504" calcext:value-type="float">
            <text:p>1504</text:p>
          </table:table-cell>
          <table:table-cell table:style-name="ce54" office:value-type="string" calcext:value-type="string">
            <text:p>GUERNSEY, ILHA DO CANAL (INCLUI ALDERNEY E SARK)</text:p>
          </table:table-cell>
          <table:table-cell table:style-name="ce65" office:value-type="string" calcext:value-type="string">
            <text:p>ALTERADO</text:p>
          </table:table-cell>
          <table:table-cell table:style-name="ce73" office:value-type="date" office:date-value="2006-01-01" calcext:value-type="date">
            <text:p>01/01/2006</text:p>
          </table:table-cell>
          <table:table-cell table:style-name="ce77" office:value-type="date" office:date-value="2018-05-31" calcext:value-type="date">
            <text:p>31/05/2018</text:p>
          </table:table-cell>
          <table:table-cell table:style-name="ce79" table:formula="of:=[.D45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5" office:value-type="float" office:value="1508" calcext:value-type="float">
            <text:p>1508</text:p>
          </table:table-cell>
          <table:table-cell table:style-name="ce54" office:value-type="string" calcext:value-type="string">
            <text:p>JERSEY, ILHA DO CANAL</text:p>
          </table:table-cell>
          <table:table-cell table:style-name="ce65" office:value-type="string" calcext:value-type="string">
            <text:p>ALTERADO</text:p>
          </table:table-cell>
          <table:table-cell table:style-name="ce73" office:value-type="date" office:date-value="2006-01-01" calcext:value-type="date">
            <text:p>01/01/2006</text:p>
          </table:table-cell>
          <table:table-cell table:style-name="ce77" office:value-type="date" office:date-value="2018-05-31" calcext:value-type="date">
            <text:p>31/05/2018</text:p>
          </table:table-cell>
          <table:table-cell table:style-name="ce79" table:formula="of:=[.D46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1538" calcext:value-type="float">
            <text:p>1538</text:p>
          </table:table-cell>
          <table:table-cell table:style-name="ce52" office:value-type="string" calcext:value-type="string">
            <text:p>CAZAQUISTAO, REPUBLICA DO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47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1546" calcext:value-type="float">
            <text:p>1546</text:p>
          </table:table-cell>
          <table:table-cell table:style-name="ce52" office:value-type="string" calcext:value-type="string">
            <text:p>CATAR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48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1589" calcext:value-type="float">
            <text:p>1589</text:p>
          </table:table-cell>
          <table:table-cell table:style-name="ce52" office:value-type="string" calcext:value-type="string">
            <text:p>CHILE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49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1600" calcext:value-type="float">
            <text:p>1600</text:p>
          </table:table-cell>
          <table:table-cell table:style-name="ce52" office:value-type="string" calcext:value-type="string">
            <text:p>CHINA, REPUBLICA POPULAR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50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1619" calcext:value-type="float">
            <text:p>1619</text:p>
          </table:table-cell>
          <table:table-cell table:style-name="ce52" office:value-type="string" calcext:value-type="string">
            <text:p>FORMOSA (TAIWAN)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51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1635" calcext:value-type="float">
            <text:p>1635</text:p>
          </table:table-cell>
          <table:table-cell table:style-name="ce52" office:value-type="string" calcext:value-type="string">
            <text:p>CHIPRE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52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1651" calcext:value-type="float">
            <text:p>1651</text:p>
          </table:table-cell>
          <table:table-cell table:style-name="ce52" office:value-type="string" calcext:value-type="string">
            <text:p>COCOS(KEELING),ILHAS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53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1694" calcext:value-type="float">
            <text:p>1694</text:p>
          </table:table-cell>
          <table:table-cell table:style-name="ce52" office:value-type="string" calcext:value-type="string">
            <text:p>COLOMBI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54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1732" calcext:value-type="float">
            <text:p>1732</text:p>
          </table:table-cell>
          <table:table-cell table:style-name="ce52" office:value-type="string" calcext:value-type="string">
            <text:p>COMORES, ILHAS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55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1775" calcext:value-type="float">
            <text:p>1775</text:p>
          </table:table-cell>
          <table:table-cell table:style-name="ce52" office:value-type="string" calcext:value-type="string">
            <text:p>CONGO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56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1830" calcext:value-type="float">
            <text:p>1830</text:p>
          </table:table-cell>
          <table:table-cell table:style-name="ce52" office:value-type="string" calcext:value-type="string">
            <text:p>COOK, ILHAS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57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1872" calcext:value-type="float">
            <text:p>1872</text:p>
          </table:table-cell>
          <table:table-cell table:style-name="ce52" office:value-type="string" calcext:value-type="string">
            <text:p>COREIA (DO NORTE), REP.POP.DEMOCRATIC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58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1902" calcext:value-type="float">
            <text:p>1902</text:p>
          </table:table-cell>
          <table:table-cell table:style-name="ce52" office:value-type="string" calcext:value-type="string">
            <text:p>COREIA (DO SUL), REPUBLICA D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59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1937" calcext:value-type="float">
            <text:p>1937</text:p>
          </table:table-cell>
          <table:table-cell table:style-name="ce52" office:value-type="string" calcext:value-type="string">
            <text:p>COSTA DO MARFIM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60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1953" calcext:value-type="float">
            <text:p>1953</text:p>
          </table:table-cell>
          <table:table-cell table:style-name="ce52" office:value-type="string" calcext:value-type="string">
            <text:p>CROACIA (REPUBLICA DA)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61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1961" calcext:value-type="float">
            <text:p>1961</text:p>
          </table:table-cell>
          <table:table-cell table:style-name="ce52" office:value-type="string" calcext:value-type="string">
            <text:p>COSTA RIC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62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2">
          <table:table-cell table:style-name="ce48" office:value-type="float" office:value="1988" calcext:value-type="float">
            <text:p>1988</text:p>
          </table:table-cell>
          <table:table-cell table:style-name="ce57" office:value-type="string" calcext:value-type="string">
            <text:p>COVEITE</text:p>
          </table:table-cell>
          <table:table-cell table:style-name="ce66" office:value-type="string" calcext:value-type="string">
            <text:p>APENAS ALTERAÇÃO DE NOME</text:p>
          </table:table-cell>
          <table:table-cell table:style-name="ce66" office:value-type="date" office:date-value="2006-01-01" calcext:value-type="date">
            <text:p>01/01/2006</text:p>
          </table:table-cell>
          <table:table-cell table:style-name="ce66"/>
          <table:table-cell table:style-name="ce79" table:formula="of:=[.D63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7" office:value-type="float" office:value="1988" calcext:value-type="float">
            <text:p>1988</text:p>
          </table:table-cell>
          <table:table-cell table:style-name="ce56" office:value-type="string" calcext:value-type="string">
            <text:p>KUWAIT</text:p>
          </table:table-cell>
          <table:table-cell table:style-name="ce62" office:value-type="string" calcext:value-type="string">
            <text:p>APENAS ALTERAÇÃO DE NOME</text:p>
          </table:table-cell>
          <table:table-cell table:style-name="ce71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64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1996" calcext:value-type="float">
            <text:p>1996</text:p>
          </table:table-cell>
          <table:table-cell table:style-name="ce52" office:value-type="string" calcext:value-type="string">
            <text:p>CUB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65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5" office:value-type="float" office:value="2003" calcext:value-type="float">
            <text:p>2003</text:p>
          </table:table-cell>
          <table:table-cell table:style-name="ce54" office:value-type="string" calcext:value-type="string">
            <text:p>CURACAO</text:p>
          </table:table-cell>
          <table:table-cell table:style-name="ce63" office:value-type="string" calcext:value-type="string">
            <text:p>ALTERADO</text:p>
          </table:table-cell>
          <table:table-cell table:style-name="ce74" office:value-type="date" office:date-value="2017-01-01" calcext:value-type="date">
            <text:p>01/01/2017</text:p>
          </table:table-cell>
          <table:table-cell table:style-name="ce74"/>
          <table:table-cell table:style-name="ce79" table:formula="of:=[.D66]" office:value-type="date" office:date-value="2017-01-01" calcext:value-type="date">
            <text:p>2017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2291" calcext:value-type="float">
            <text:p>2291</text:p>
          </table:table-cell>
          <table:table-cell table:style-name="ce52" office:value-type="string" calcext:value-type="string">
            <text:p>BENIN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67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2321" calcext:value-type="float">
            <text:p>2321</text:p>
          </table:table-cell>
          <table:table-cell table:style-name="ce52" office:value-type="string" calcext:value-type="string">
            <text:p>DINAMARC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68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6" office:value-type="float" office:value="2356" calcext:value-type="float">
            <text:p>2356</text:p>
          </table:table-cell>
          <table:table-cell table:style-name="ce55" office:value-type="string" calcext:value-type="string">
            <text:p>DOMINICA,ILHA</text:p>
          </table:table-cell>
          <table:table-cell table:style-name="ce64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69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2399" calcext:value-type="float">
            <text:p>2399</text:p>
          </table:table-cell>
          <table:table-cell table:style-name="ce52" office:value-type="string" calcext:value-type="string">
            <text:p>EQUADOR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70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2402" calcext:value-type="float">
            <text:p>2402</text:p>
          </table:table-cell>
          <table:table-cell table:style-name="ce52" office:value-type="string" calcext:value-type="string">
            <text:p>EGITO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71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2437" calcext:value-type="float">
            <text:p>2437</text:p>
          </table:table-cell>
          <table:table-cell table:style-name="ce52" office:value-type="string" calcext:value-type="string">
            <text:p>ERITREI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72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2445" calcext:value-type="float">
            <text:p>2445</text:p>
          </table:table-cell>
          <table:table-cell table:style-name="ce52" office:value-type="string" calcext:value-type="string">
            <text:p>EMIRADOS ARABES UNIDOS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73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2453" calcext:value-type="float">
            <text:p>2453</text:p>
          </table:table-cell>
          <table:table-cell table:style-name="ce52" office:value-type="string" calcext:value-type="string">
            <text:p>ESPANH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74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2461" calcext:value-type="float">
            <text:p>2461</text:p>
          </table:table-cell>
          <table:table-cell table:style-name="ce52" office:value-type="string" calcext:value-type="string">
            <text:p>ESLOVENIA, REPUBLICA D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75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2470" calcext:value-type="float">
            <text:p>2470</text:p>
          </table:table-cell>
          <table:table-cell table:style-name="ce52" office:value-type="string" calcext:value-type="string">
            <text:p>ESLOVACA, REPUBLIC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76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2496" calcext:value-type="float">
            <text:p>2496</text:p>
          </table:table-cell>
          <table:table-cell table:style-name="ce52" office:value-type="string" calcext:value-type="string">
            <text:p>ESTADOS UNIDOS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77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2518" calcext:value-type="float">
            <text:p>2518</text:p>
          </table:table-cell>
          <table:table-cell table:style-name="ce52" office:value-type="string" calcext:value-type="string">
            <text:p>ESTONIA, REPUBLICA D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78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2534" calcext:value-type="float">
            <text:p>2534</text:p>
          </table:table-cell>
          <table:table-cell table:style-name="ce52" office:value-type="string" calcext:value-type="string">
            <text:p>ETIOPI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79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2550" calcext:value-type="float">
            <text:p>2550</text:p>
          </table:table-cell>
          <table:table-cell table:style-name="ce52" office:value-type="string" calcext:value-type="string">
            <text:p>FALKLAND (ILHAS MALVINAS)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80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2593" calcext:value-type="float">
            <text:p>2593</text:p>
          </table:table-cell>
          <table:table-cell table:style-name="ce52" office:value-type="string" calcext:value-type="string">
            <text:p>FEROE, ILHAS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81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2674" calcext:value-type="float">
            <text:p>2674</text:p>
          </table:table-cell>
          <table:table-cell table:style-name="ce52" office:value-type="string" calcext:value-type="string">
            <text:p>FILIPINAS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82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2712" calcext:value-type="float">
            <text:p>2712</text:p>
          </table:table-cell>
          <table:table-cell table:style-name="ce52" office:value-type="string" calcext:value-type="string">
            <text:p>FINLANDI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83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2755" calcext:value-type="float">
            <text:p>2755</text:p>
          </table:table-cell>
          <table:table-cell table:style-name="ce52" office:value-type="string" calcext:value-type="string">
            <text:p>FRANC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84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2810" calcext:value-type="float">
            <text:p>2810</text:p>
          </table:table-cell>
          <table:table-cell table:style-name="ce52" office:value-type="string" calcext:value-type="string">
            <text:p>GABAO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85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2852" calcext:value-type="float">
            <text:p>2852</text:p>
          </table:table-cell>
          <table:table-cell table:style-name="ce52" office:value-type="string" calcext:value-type="string">
            <text:p>GAMBI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86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2895" calcext:value-type="float">
            <text:p>2895</text:p>
          </table:table-cell>
          <table:table-cell table:style-name="ce52" office:value-type="string" calcext:value-type="string">
            <text:p>GAN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87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2917" calcext:value-type="float">
            <text:p>2917</text:p>
          </table:table-cell>
          <table:table-cell table:style-name="ce52" office:value-type="string" calcext:value-type="string">
            <text:p>GEORGIA, REPUBLICA D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88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7" office:value-type="float" office:value="2925" calcext:value-type="float">
            <text:p>2925</text:p>
          </table:table-cell>
          <table:table-cell table:style-name="ce56" office:value-type="string" calcext:value-type="string">
            <text:p>ILHAS GEORGIA DO SUL E SANDWICH DO SUL</text:p>
          </table:table-cell>
          <table:table-cell table:style-name="ce62" office:value-type="string" calcext:value-type="string">
            <text:p>INCLUÍDO</text:p>
          </table:table-cell>
          <table:table-cell table:style-name="ce71" office:value-type="date" office:date-value="2017-01-01" calcext:value-type="date">
            <text:p>01/01/2017</text:p>
          </table:table-cell>
          <table:table-cell table:style-name="ce71"/>
          <table:table-cell table:style-name="ce79" table:formula="of:=[.D89]" office:value-type="date" office:date-value="2017-01-01" calcext:value-type="date">
            <text:p>2017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2933" calcext:value-type="float">
            <text:p>2933</text:p>
          </table:table-cell>
          <table:table-cell table:style-name="ce52" office:value-type="string" calcext:value-type="string">
            <text:p>GIBRALTAR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90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2976" calcext:value-type="float">
            <text:p>2976</text:p>
          </table:table-cell>
          <table:table-cell table:style-name="ce52" office:value-type="string" calcext:value-type="string">
            <text:p>GRANAD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91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3018" calcext:value-type="float">
            <text:p>3018</text:p>
          </table:table-cell>
          <table:table-cell table:style-name="ce52" office:value-type="string" calcext:value-type="string">
            <text:p>GRECI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92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3050" calcext:value-type="float">
            <text:p>3050</text:p>
          </table:table-cell>
          <table:table-cell table:style-name="ce52" office:value-type="string" calcext:value-type="string">
            <text:p>GROENLANDI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93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3093" calcext:value-type="float">
            <text:p>3093</text:p>
          </table:table-cell>
          <table:table-cell table:style-name="ce52" office:value-type="string" calcext:value-type="string">
            <text:p>GUADALUPE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94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3131" calcext:value-type="float">
            <text:p>3131</text:p>
          </table:table-cell>
          <table:table-cell table:style-name="ce52" office:value-type="string" calcext:value-type="string">
            <text:p>GUAM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95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3174" calcext:value-type="float">
            <text:p>3174</text:p>
          </table:table-cell>
          <table:table-cell table:style-name="ce52" office:value-type="string" calcext:value-type="string">
            <text:p>GUATEMAL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96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7" office:value-type="float" office:value="3212" calcext:value-type="float">
            <text:p>3212</text:p>
          </table:table-cell>
          <table:table-cell table:style-name="ce56" office:value-type="string" calcext:value-type="string">
            <text:p>GUERNSEY, ILHA DO CANAL (INCLUI ALDERNEY E SARK)</text:p>
          </table:table-cell>
          <table:table-cell table:style-name="ce62" office:value-type="string" calcext:value-type="string">
            <text:p>INCLUÍDO</text:p>
          </table:table-cell>
          <table:table-cell table:style-name="ce71" office:value-type="date" office:date-value="2017-01-01" calcext:value-type="date">
            <text:p>01/01/2017</text:p>
          </table:table-cell>
          <table:table-cell table:style-name="ce71"/>
          <table:table-cell table:style-name="ce79" table:formula="of:=[.D97]" office:value-type="date" office:date-value="2017-01-01" calcext:value-type="date">
            <text:p>2017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3255" calcext:value-type="float">
            <text:p>3255</text:p>
          </table:table-cell>
          <table:table-cell table:style-name="ce52" office:value-type="string" calcext:value-type="string">
            <text:p>GUIANA FRANCES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98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3298" calcext:value-type="float">
            <text:p>3298</text:p>
          </table:table-cell>
          <table:table-cell table:style-name="ce52" office:value-type="string" calcext:value-type="string">
            <text:p>GUINE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99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3310" calcext:value-type="float">
            <text:p>3310</text:p>
          </table:table-cell>
          <table:table-cell table:style-name="ce52" office:value-type="string" calcext:value-type="string">
            <text:p>GUINE-EQUATORIAL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00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3344" calcext:value-type="float">
            <text:p>3344</text:p>
          </table:table-cell>
          <table:table-cell table:style-name="ce52" office:value-type="string" calcext:value-type="string">
            <text:p>GUINE-BISSAU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01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3379" calcext:value-type="float">
            <text:p>3379</text:p>
          </table:table-cell>
          <table:table-cell table:style-name="ce52" office:value-type="string" calcext:value-type="string">
            <text:p>GUIAN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02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3417" calcext:value-type="float">
            <text:p>3417</text:p>
          </table:table-cell>
          <table:table-cell table:style-name="ce52" office:value-type="string" calcext:value-type="string">
            <text:p>HAITI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03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7" office:value-type="float" office:value="3433" calcext:value-type="float">
            <text:p>3433</text:p>
          </table:table-cell>
          <table:table-cell table:style-name="ce56" office:value-type="string" calcext:value-type="string">
            <text:p>ILHA HEARD E ILHAS MCDONALD</text:p>
          </table:table-cell>
          <table:table-cell table:style-name="ce62" office:value-type="string" calcext:value-type="string">
            <text:p>INCLUÍDO</text:p>
          </table:table-cell>
          <table:table-cell table:style-name="ce71" office:value-type="date" office:date-value="2017-01-01" calcext:value-type="date">
            <text:p>01/01/2017</text:p>
          </table:table-cell>
          <table:table-cell table:style-name="ce71"/>
          <table:table-cell table:style-name="ce79" table:formula="of:=[.D104]" office:value-type="date" office:date-value="2017-01-01" calcext:value-type="date">
            <text:p>2017-01-01</text:p>
          </table:table-cell>
          <table:table-cell table:number-columns-repeated="1018"/>
        </table:table-row>
        <table:table-row table:style-name="ro1">
          <table:table-cell table:style-name="ce46" office:value-type="float" office:value="3450" calcext:value-type="float">
            <text:p>3450</text:p>
          </table:table-cell>
          <table:table-cell table:style-name="ce55" office:value-type="string" calcext:value-type="string">
            <text:p>HONDURAS</text:p>
          </table:table-cell>
          <table:table-cell table:style-name="ce64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05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3514" calcext:value-type="float">
            <text:p>3514</text:p>
          </table:table-cell>
          <table:table-cell table:style-name="ce52" office:value-type="string" calcext:value-type="string">
            <text:p>HONG KONG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06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3557" calcext:value-type="float">
            <text:p>3557</text:p>
          </table:table-cell>
          <table:table-cell table:style-name="ce52" office:value-type="string" calcext:value-type="string">
            <text:p>HUNGRIA, REPUBLICA D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07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3573" calcext:value-type="float">
            <text:p>3573</text:p>
          </table:table-cell>
          <table:table-cell table:style-name="ce52" office:value-type="string" calcext:value-type="string">
            <text:p>IEMEN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08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3595" calcext:value-type="float">
            <text:p>3595</text:p>
          </table:table-cell>
          <table:table-cell table:style-name="ce52" office:value-type="string" calcext:value-type="string">
            <text:p>MAN, ILHA DE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09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5" office:value-type="float" office:value="3599" calcext:value-type="float">
            <text:p>3599</text:p>
          </table:table-cell>
          <table:table-cell table:style-name="ce54" office:value-type="string" calcext:value-type="string">
            <text:p>BONAIRE</text:p>
          </table:table-cell>
          <table:table-cell table:style-name="ce63" office:value-type="string" calcext:value-type="string">
            <text:p>ALTERADO</text:p>
          </table:table-cell>
          <table:table-cell table:style-name="ce72" office:value-type="date" office:date-value="2006-01-01" calcext:value-type="date">
            <text:p>01/01/2006</text:p>
          </table:table-cell>
          <table:table-cell table:style-name="ce72" office:value-type="date" office:date-value="2018-05-31" calcext:value-type="date">
            <text:p>31/05/2018</text:p>
          </table:table-cell>
          <table:table-cell table:style-name="ce79" table:formula="of:=[.D110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3611" calcext:value-type="float">
            <text:p>3611</text:p>
          </table:table-cell>
          <table:table-cell table:style-name="ce52" office:value-type="string" calcext:value-type="string">
            <text:p>INDI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11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3654" calcext:value-type="float">
            <text:p>3654</text:p>
          </table:table-cell>
          <table:table-cell table:style-name="ce52" office:value-type="string" calcext:value-type="string">
            <text:p>INDONESI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12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3697" calcext:value-type="float">
            <text:p>3697</text:p>
          </table:table-cell>
          <table:table-cell table:style-name="ce52" office:value-type="string" calcext:value-type="string">
            <text:p>IRAQUE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13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3727" calcext:value-type="float">
            <text:p>3727</text:p>
          </table:table-cell>
          <table:table-cell table:style-name="ce52" office:value-type="string" calcext:value-type="string">
            <text:p>IRA, REPUBLICA ISLAMICA DO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14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3751" calcext:value-type="float">
            <text:p>3751</text:p>
          </table:table-cell>
          <table:table-cell table:style-name="ce52" office:value-type="string" calcext:value-type="string">
            <text:p>IRLAND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15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3794" calcext:value-type="float">
            <text:p>3794</text:p>
          </table:table-cell>
          <table:table-cell table:style-name="ce52" office:value-type="string" calcext:value-type="string">
            <text:p>ISLANDI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16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3832" calcext:value-type="float">
            <text:p>3832</text:p>
          </table:table-cell>
          <table:table-cell table:style-name="ce52" office:value-type="string" calcext:value-type="string">
            <text:p>ISRAEL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17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3867" calcext:value-type="float">
            <text:p>3867</text:p>
          </table:table-cell>
          <table:table-cell table:style-name="ce52" office:value-type="string" calcext:value-type="string">
            <text:p>ITALI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18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3913" calcext:value-type="float">
            <text:p>3913</text:p>
          </table:table-cell>
          <table:table-cell table:style-name="ce52" office:value-type="string" calcext:value-type="string">
            <text:p>JAMAIC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19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7" office:value-type="float" office:value="3930" calcext:value-type="float">
            <text:p>3930</text:p>
          </table:table-cell>
          <table:table-cell table:style-name="ce56" office:value-type="string" calcext:value-type="string">
            <text:p>JERSEY, ILHA DO CANAL</text:p>
          </table:table-cell>
          <table:table-cell table:style-name="ce62" office:value-type="string" calcext:value-type="string">
            <text:p>INCLUÍDO</text:p>
          </table:table-cell>
          <table:table-cell table:style-name="ce71" office:value-type="date" office:date-value="2017-01-01" calcext:value-type="date">
            <text:p>01/01/2017</text:p>
          </table:table-cell>
          <table:table-cell table:style-name="ce71"/>
          <table:table-cell table:style-name="ce79" table:formula="of:=[.D120]" office:value-type="date" office:date-value="2017-01-01" calcext:value-type="date">
            <text:p>2017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3999" calcext:value-type="float">
            <text:p>3999</text:p>
          </table:table-cell>
          <table:table-cell table:style-name="ce52" office:value-type="string" calcext:value-type="string">
            <text:p>JAPAO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21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4030" calcext:value-type="float">
            <text:p>4030</text:p>
          </table:table-cell>
          <table:table-cell table:style-name="ce52" office:value-type="string" calcext:value-type="string">
            <text:p>JORDANI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22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4111" calcext:value-type="float">
            <text:p>4111</text:p>
          </table:table-cell>
          <table:table-cell table:style-name="ce52" office:value-type="string" calcext:value-type="string">
            <text:p>KIRIBATI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23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4200" calcext:value-type="float">
            <text:p>4200</text:p>
          </table:table-cell>
          <table:table-cell table:style-name="ce52" office:value-type="string" calcext:value-type="string">
            <text:p>LAOS, REP.POP.DEMOCR.DO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24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4260" calcext:value-type="float">
            <text:p>4260</text:p>
          </table:table-cell>
          <table:table-cell table:style-name="ce52" office:value-type="string" calcext:value-type="string">
            <text:p>LESOTO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25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4278" calcext:value-type="float">
            <text:p>4278</text:p>
          </table:table-cell>
          <table:table-cell table:style-name="ce52" office:value-type="string" calcext:value-type="string">
            <text:p>LETONIA, REPUBLICA D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26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4316" calcext:value-type="float">
            <text:p>4316</text:p>
          </table:table-cell>
          <table:table-cell table:style-name="ce52" office:value-type="string" calcext:value-type="string">
            <text:p>LIBANO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27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4340" calcext:value-type="float">
            <text:p>4340</text:p>
          </table:table-cell>
          <table:table-cell table:style-name="ce52" office:value-type="string" calcext:value-type="string">
            <text:p>LIBERI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28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4383" calcext:value-type="float">
            <text:p>4383</text:p>
          </table:table-cell>
          <table:table-cell table:style-name="ce52" office:value-type="string" calcext:value-type="string">
            <text:p>LIBI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29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4405" calcext:value-type="float">
            <text:p>4405</text:p>
          </table:table-cell>
          <table:table-cell table:style-name="ce52" office:value-type="string" calcext:value-type="string">
            <text:p>LIECHTENSTEIN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30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4421" calcext:value-type="float">
            <text:p>4421</text:p>
          </table:table-cell>
          <table:table-cell table:style-name="ce52" office:value-type="string" calcext:value-type="string">
            <text:p>LITUANIA, REPUBLICA D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31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4456" calcext:value-type="float">
            <text:p>4456</text:p>
          </table:table-cell>
          <table:table-cell table:style-name="ce52" office:value-type="string" calcext:value-type="string">
            <text:p>LUXEMBURGO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32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4472" calcext:value-type="float">
            <text:p>4472</text:p>
          </table:table-cell>
          <table:table-cell table:style-name="ce52" office:value-type="string" calcext:value-type="string">
            <text:p>MACAU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33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4499" calcext:value-type="float">
            <text:p>4499</text:p>
          </table:table-cell>
          <table:table-cell table:style-name="ce52" office:value-type="string" calcext:value-type="string">
            <text:p>MACEDONIA, ANT.REP.IUGOSLAV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34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4502" calcext:value-type="float">
            <text:p>4502</text:p>
          </table:table-cell>
          <table:table-cell table:style-name="ce52" office:value-type="string" calcext:value-type="string">
            <text:p>MADAGASCAR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35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4553" calcext:value-type="float">
            <text:p>4553</text:p>
          </table:table-cell>
          <table:table-cell table:style-name="ce52" office:value-type="string" calcext:value-type="string">
            <text:p>MALASI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36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4588" calcext:value-type="float">
            <text:p>4588</text:p>
          </table:table-cell>
          <table:table-cell table:style-name="ce52" office:value-type="string" calcext:value-type="string">
            <text:p>MALAVI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37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4618" calcext:value-type="float">
            <text:p>4618</text:p>
          </table:table-cell>
          <table:table-cell table:style-name="ce52" office:value-type="string" calcext:value-type="string">
            <text:p>MALDIVAS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38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4642" calcext:value-type="float">
            <text:p>4642</text:p>
          </table:table-cell>
          <table:table-cell table:style-name="ce52" office:value-type="string" calcext:value-type="string">
            <text:p>MALI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39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4677" calcext:value-type="float">
            <text:p>4677</text:p>
          </table:table-cell>
          <table:table-cell table:style-name="ce52" office:value-type="string" calcext:value-type="string">
            <text:p>MALT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40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4723" calcext:value-type="float">
            <text:p>4723</text:p>
          </table:table-cell>
          <table:table-cell table:style-name="ce52" office:value-type="string" calcext:value-type="string">
            <text:p>MARIANAS DO NORTE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41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4740" calcext:value-type="float">
            <text:p>4740</text:p>
          </table:table-cell>
          <table:table-cell table:style-name="ce52" office:value-type="string" calcext:value-type="string">
            <text:p>MARROCOS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42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4766" calcext:value-type="float">
            <text:p>4766</text:p>
          </table:table-cell>
          <table:table-cell table:style-name="ce52" office:value-type="string" calcext:value-type="string">
            <text:p>MARSHALL,ILHAS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43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4774" calcext:value-type="float">
            <text:p>4774</text:p>
          </table:table-cell>
          <table:table-cell table:style-name="ce52" office:value-type="string" calcext:value-type="string">
            <text:p>MARTINIC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44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4855" calcext:value-type="float">
            <text:p>4855</text:p>
          </table:table-cell>
          <table:table-cell table:style-name="ce52" office:value-type="string" calcext:value-type="string">
            <text:p>MAURICIO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45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6" office:value-type="float" office:value="4880" calcext:value-type="float">
            <text:p>4880</text:p>
          </table:table-cell>
          <table:table-cell table:style-name="ce55" office:value-type="string" calcext:value-type="string">
            <text:p>MAURITANIA</text:p>
          </table:table-cell>
          <table:table-cell table:style-name="ce64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46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5" office:value-type="float" office:value="4885" calcext:value-type="float">
            <text:p>4885</text:p>
          </table:table-cell>
          <table:table-cell table:style-name="ce54" office:value-type="string" calcext:value-type="string">
            <text:p>MAYOTTE (ILHAS FRANCESAS)</text:p>
          </table:table-cell>
          <table:table-cell table:style-name="ce63" office:value-type="string" calcext:value-type="string">
            <text:p>ALTERADO</text:p>
          </table:table-cell>
          <table:table-cell table:style-name="ce72" office:value-type="date" office:date-value="2006-01-01" calcext:value-type="date">
            <text:p>01/01/2006</text:p>
          </table:table-cell>
          <table:table-cell table:style-name="ce72" office:value-type="date" office:date-value="2018-05-31" calcext:value-type="date">
            <text:p>31/05/2018</text:p>
          </table:table-cell>
          <table:table-cell table:style-name="ce79" table:formula="of:=[.D147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7" office:value-type="float" office:value="4898" calcext:value-type="float">
            <text:p>4898</text:p>
          </table:table-cell>
          <table:table-cell table:style-name="ce56" office:value-type="string" calcext:value-type="string">
            <text:p>MAYOTTE (ILHAS FRANCESAS)</text:p>
          </table:table-cell>
          <table:table-cell table:style-name="ce62" office:value-type="string" calcext:value-type="string">
            <text:p>INCLUÍDO</text:p>
          </table:table-cell>
          <table:table-cell table:style-name="ce71" office:value-type="date" office:date-value="2017-01-01" calcext:value-type="date">
            <text:p>01/01/2017</text:p>
          </table:table-cell>
          <table:table-cell table:style-name="ce71"/>
          <table:table-cell table:style-name="ce79" table:formula="of:=[.D148]" office:value-type="date" office:date-value="2017-01-01" calcext:value-type="date">
            <text:p>2017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4936" calcext:value-type="float">
            <text:p>4936</text:p>
          </table:table-cell>
          <table:table-cell table:style-name="ce52" office:value-type="string" calcext:value-type="string">
            <text:p>MEXICO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49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4944" calcext:value-type="float">
            <text:p>4944</text:p>
          </table:table-cell>
          <table:table-cell table:style-name="ce52" office:value-type="string" calcext:value-type="string">
            <text:p>MOLDAVIA, REPUBLICA D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50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4952" calcext:value-type="float">
            <text:p>4952</text:p>
          </table:table-cell>
          <table:table-cell table:style-name="ce52" office:value-type="string" calcext:value-type="string">
            <text:p>MONACO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51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4979" calcext:value-type="float">
            <text:p>4979</text:p>
          </table:table-cell>
          <table:table-cell table:style-name="ce52" office:value-type="string" calcext:value-type="string">
            <text:p>MONGOLI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52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4985" calcext:value-type="float">
            <text:p>4985</text:p>
          </table:table-cell>
          <table:table-cell table:style-name="ce52" office:value-type="string" calcext:value-type="string">
            <text:p>MONTENEGRO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53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4995" calcext:value-type="float">
            <text:p>4995</text:p>
          </table:table-cell>
          <table:table-cell table:style-name="ce52" office:value-type="string" calcext:value-type="string">
            <text:p>MICRONESI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54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5010" calcext:value-type="float">
            <text:p>5010</text:p>
          </table:table-cell>
          <table:table-cell table:style-name="ce52" office:value-type="string" calcext:value-type="string">
            <text:p>MONTSERRAT,ILHAS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55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5053" calcext:value-type="float">
            <text:p>5053</text:p>
          </table:table-cell>
          <table:table-cell table:style-name="ce52" office:value-type="string" calcext:value-type="string">
            <text:p>MOCAMBIQUE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56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5070" calcext:value-type="float">
            <text:p>5070</text:p>
          </table:table-cell>
          <table:table-cell table:style-name="ce52" office:value-type="string" calcext:value-type="string">
            <text:p>NAMIBI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57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5088" calcext:value-type="float">
            <text:p>5088</text:p>
          </table:table-cell>
          <table:table-cell table:style-name="ce52" office:value-type="string" calcext:value-type="string">
            <text:p>NAURU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58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5118" calcext:value-type="float">
            <text:p>5118</text:p>
          </table:table-cell>
          <table:table-cell table:style-name="ce52" office:value-type="string" calcext:value-type="string">
            <text:p>CHRISTMAS,ILHA (NAVIDAD)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59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5177" calcext:value-type="float">
            <text:p>5177</text:p>
          </table:table-cell>
          <table:table-cell table:style-name="ce52" office:value-type="string" calcext:value-type="string">
            <text:p>NEPAL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60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5215" calcext:value-type="float">
            <text:p>5215</text:p>
          </table:table-cell>
          <table:table-cell table:style-name="ce52" office:value-type="string" calcext:value-type="string">
            <text:p>NICARAGU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61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5258" calcext:value-type="float">
            <text:p>5258</text:p>
          </table:table-cell>
          <table:table-cell table:style-name="ce52" office:value-type="string" calcext:value-type="string">
            <text:p>NIGER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62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5282" calcext:value-type="float">
            <text:p>5282</text:p>
          </table:table-cell>
          <table:table-cell table:style-name="ce52" office:value-type="string" calcext:value-type="string">
            <text:p>NIGERI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63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5312" calcext:value-type="float">
            <text:p>5312</text:p>
          </table:table-cell>
          <table:table-cell table:style-name="ce52" office:value-type="string" calcext:value-type="string">
            <text:p>NIUE,ILH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64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5355" calcext:value-type="float">
            <text:p>5355</text:p>
          </table:table-cell>
          <table:table-cell table:style-name="ce52" office:value-type="string" calcext:value-type="string">
            <text:p>NORFOLK,ILH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65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5380" calcext:value-type="float">
            <text:p>5380</text:p>
          </table:table-cell>
          <table:table-cell table:style-name="ce52" office:value-type="string" calcext:value-type="string">
            <text:p>NORUEG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66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5428" calcext:value-type="float">
            <text:p>5428</text:p>
          </table:table-cell>
          <table:table-cell table:style-name="ce52" office:value-type="string" calcext:value-type="string">
            <text:p>NOVA CALEDONI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67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5452" calcext:value-type="float">
            <text:p>5452</text:p>
          </table:table-cell>
          <table:table-cell table:style-name="ce52" office:value-type="string" calcext:value-type="string">
            <text:p>PAPUA NOVA GUINE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68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5487" calcext:value-type="float">
            <text:p>5487</text:p>
          </table:table-cell>
          <table:table-cell table:style-name="ce52" office:value-type="string" calcext:value-type="string">
            <text:p>NOVA ZELANDI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69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5517" calcext:value-type="float">
            <text:p>5517</text:p>
          </table:table-cell>
          <table:table-cell table:style-name="ce52" office:value-type="string" calcext:value-type="string">
            <text:p>VANUATU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70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5568" calcext:value-type="float">
            <text:p>5568</text:p>
          </table:table-cell>
          <table:table-cell table:style-name="ce52" office:value-type="string" calcext:value-type="string">
            <text:p>OM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71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5665" calcext:value-type="float">
            <text:p>5665</text:p>
          </table:table-cell>
          <table:table-cell table:style-name="ce52" office:value-type="string" calcext:value-type="string">
            <text:p>PACIFICO,ILHAS DO (POSSESSAO DOS EUA)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72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5738" calcext:value-type="float">
            <text:p>5738</text:p>
          </table:table-cell>
          <table:table-cell table:style-name="ce52" office:value-type="string" calcext:value-type="string">
            <text:p>PAISES BAIXOS (HOLANDA)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73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5754" calcext:value-type="float">
            <text:p>5754</text:p>
          </table:table-cell>
          <table:table-cell table:style-name="ce52" office:value-type="string" calcext:value-type="string">
            <text:p>PALAU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74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5762" calcext:value-type="float">
            <text:p>5762</text:p>
          </table:table-cell>
          <table:table-cell table:style-name="ce52" office:value-type="string" calcext:value-type="string">
            <text:p>PAQUISTAO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75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5780" calcext:value-type="float">
            <text:p>5780</text:p>
          </table:table-cell>
          <table:table-cell table:style-name="ce52" office:value-type="string" calcext:value-type="string">
            <text:p>PALESTINA</text:p>
          </table:table-cell>
          <table:table-cell table:style-name="ce61"/>
          <table:table-cell table:style-name="ce70" office:value-type="date" office:date-value="2012-11-29" calcext:value-type="date">
            <text:p>29/11/2012</text:p>
          </table:table-cell>
          <table:table-cell table:style-name="ce70"/>
          <table:table-cell table:style-name="ce79" table:formula="of:=[.D176]" office:value-type="date" office:date-value="2012-11-29" calcext:value-type="date">
            <text:p>2012-11-29</text:p>
          </table:table-cell>
          <table:table-cell table:number-columns-repeated="1018"/>
        </table:table-row>
        <table:table-row table:style-name="ro1">
          <table:table-cell table:style-name="ce44" office:value-type="float" office:value="5800" calcext:value-type="float">
            <text:p>5800</text:p>
          </table:table-cell>
          <table:table-cell table:style-name="ce52" office:value-type="string" calcext:value-type="string">
            <text:p>PANAM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77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5860" calcext:value-type="float">
            <text:p>5860</text:p>
          </table:table-cell>
          <table:table-cell table:style-name="ce52" office:value-type="string" calcext:value-type="string">
            <text:p>PARAGUAI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78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5894" calcext:value-type="float">
            <text:p>5894</text:p>
          </table:table-cell>
          <table:table-cell table:style-name="ce52" office:value-type="string" calcext:value-type="string">
            <text:p>PERU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79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5932" calcext:value-type="float">
            <text:p>5932</text:p>
          </table:table-cell>
          <table:table-cell table:style-name="ce52" office:value-type="string" calcext:value-type="string">
            <text:p>PITCAIRN,ILH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80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5991" calcext:value-type="float">
            <text:p>5991</text:p>
          </table:table-cell>
          <table:table-cell table:style-name="ce52" office:value-type="string" calcext:value-type="string">
            <text:p>POLINESIA FRANCES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81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6033" calcext:value-type="float">
            <text:p>6033</text:p>
          </table:table-cell>
          <table:table-cell table:style-name="ce52" office:value-type="string" calcext:value-type="string">
            <text:p>POLONIA, REPUBLICA D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82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6076" calcext:value-type="float">
            <text:p>6076</text:p>
          </table:table-cell>
          <table:table-cell table:style-name="ce52" office:value-type="string" calcext:value-type="string">
            <text:p>PORTUGAL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83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6114" calcext:value-type="float">
            <text:p>6114</text:p>
          </table:table-cell>
          <table:table-cell table:style-name="ce52" office:value-type="string" calcext:value-type="string">
            <text:p>PORTO RICO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84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6238" calcext:value-type="float">
            <text:p>6238</text:p>
          </table:table-cell>
          <table:table-cell table:style-name="ce52" office:value-type="string" calcext:value-type="string">
            <text:p>QUENI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85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6254" calcext:value-type="float">
            <text:p>6254</text:p>
          </table:table-cell>
          <table:table-cell table:style-name="ce52" office:value-type="string" calcext:value-type="string">
            <text:p>QUIRGUIZ, REPUBLIC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86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6289" calcext:value-type="float">
            <text:p>6289</text:p>
          </table:table-cell>
          <table:table-cell table:style-name="ce52" office:value-type="string" calcext:value-type="string">
            <text:p>REINO UNIDO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87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6408" calcext:value-type="float">
            <text:p>6408</text:p>
          </table:table-cell>
          <table:table-cell table:style-name="ce52" office:value-type="string" calcext:value-type="string">
            <text:p>REPUBLICA CENTRO-AFRICAN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88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6475" calcext:value-type="float">
            <text:p>6475</text:p>
          </table:table-cell>
          <table:table-cell table:style-name="ce52" office:value-type="string" calcext:value-type="string">
            <text:p>REPUBLICA DOMINICAN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89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6602" calcext:value-type="float">
            <text:p>6602</text:p>
          </table:table-cell>
          <table:table-cell table:style-name="ce52" office:value-type="string" calcext:value-type="string">
            <text:p>REUNIAO, ILH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90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6653" calcext:value-type="float">
            <text:p>6653</text:p>
          </table:table-cell>
          <table:table-cell table:style-name="ce52" office:value-type="string" calcext:value-type="string">
            <text:p>ZIMBABUE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91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6700" calcext:value-type="float">
            <text:p>6700</text:p>
          </table:table-cell>
          <table:table-cell table:style-name="ce52" office:value-type="string" calcext:value-type="string">
            <text:p>ROMENI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92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6750" calcext:value-type="float">
            <text:p>6750</text:p>
          </table:table-cell>
          <table:table-cell table:style-name="ce52" office:value-type="string" calcext:value-type="string">
            <text:p>RUAND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93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6769" calcext:value-type="float">
            <text:p>6769</text:p>
          </table:table-cell>
          <table:table-cell table:style-name="ce52" office:value-type="string" calcext:value-type="string">
            <text:p>RUSSIA, FEDERACAO D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94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6777" calcext:value-type="float">
            <text:p>6777</text:p>
          </table:table-cell>
          <table:table-cell table:style-name="ce52" office:value-type="string" calcext:value-type="string">
            <text:p>SALOMAO, ILHAS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95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6858" calcext:value-type="float">
            <text:p>6858</text:p>
          </table:table-cell>
          <table:table-cell table:style-name="ce52" office:value-type="string" calcext:value-type="string">
            <text:p>SAARA OCIDENTAL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96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6874" calcext:value-type="float">
            <text:p>6874</text:p>
          </table:table-cell>
          <table:table-cell table:style-name="ce52" office:value-type="string" calcext:value-type="string">
            <text:p>EL SALVADOR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97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6904" calcext:value-type="float">
            <text:p>6904</text:p>
          </table:table-cell>
          <table:table-cell table:style-name="ce52" office:value-type="string" calcext:value-type="string">
            <text:p>SAMO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98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6912" calcext:value-type="float">
            <text:p>6912</text:p>
          </table:table-cell>
          <table:table-cell table:style-name="ce52" office:value-type="string" calcext:value-type="string">
            <text:p>SAMOA AMERICAN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199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6955" calcext:value-type="float">
            <text:p>6955</text:p>
          </table:table-cell>
          <table:table-cell table:style-name="ce52" office:value-type="string" calcext:value-type="string">
            <text:p>SAO CRISTOVAO E NEVES,ILHAS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200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7" office:value-type="float" office:value="6939" calcext:value-type="float">
            <text:p>6939</text:p>
          </table:table-cell>
          <table:table-cell table:style-name="ce56" office:value-type="string" calcext:value-type="string">
            <text:p>SAO BARTOLOMEU</text:p>
          </table:table-cell>
          <table:table-cell table:style-name="ce62" office:value-type="string" calcext:value-type="string">
            <text:p>INCLUÍDO</text:p>
          </table:table-cell>
          <table:table-cell table:style-name="ce71" office:value-type="date" office:date-value="2017-01-01" calcext:value-type="date">
            <text:p>01/01/2017</text:p>
          </table:table-cell>
          <table:table-cell table:style-name="ce71"/>
          <table:table-cell table:style-name="ce79" table:formula="of:=[.D201]" office:value-type="date" office:date-value="2017-01-01" calcext:value-type="date">
            <text:p>2017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6971" calcext:value-type="float">
            <text:p>6971</text:p>
          </table:table-cell>
          <table:table-cell table:style-name="ce52" office:value-type="string" calcext:value-type="string">
            <text:p>SAN MARINO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202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7" office:value-type="float" office:value="6980" calcext:value-type="float">
            <text:p>6980</text:p>
          </table:table-cell>
          <table:table-cell table:style-name="ce56" office:value-type="string" calcext:value-type="string">
            <text:p>ILHAS DE SAO MARTINHO (PARTE FRANCESA)</text:p>
          </table:table-cell>
          <table:table-cell table:style-name="ce62" office:value-type="string" calcext:value-type="string">
            <text:p>INCLUÍDO</text:p>
          </table:table-cell>
          <table:table-cell table:style-name="ce71" office:value-type="date" office:date-value="2017-01-01" calcext:value-type="date">
            <text:p>01/01/2017</text:p>
          </table:table-cell>
          <table:table-cell table:style-name="ce71"/>
          <table:table-cell table:style-name="ce79" table:formula="of:=[.D203]" office:value-type="date" office:date-value="2017-01-01" calcext:value-type="date">
            <text:p>2017-01-01</text:p>
          </table:table-cell>
          <table:table-cell table:number-columns-repeated="1018"/>
        </table:table-row>
        <table:table-row table:style-name="ro1">
          <table:table-cell table:style-name="ce47" office:value-type="float" office:value="6998" calcext:value-type="float">
            <text:p>6998</text:p>
          </table:table-cell>
          <table:table-cell table:style-name="ce56" office:value-type="string" calcext:value-type="string">
            <text:p>SAO MARTINHO, ILHA DE (PARTE FRANCESA)</text:p>
          </table:table-cell>
          <table:table-cell table:style-name="ce62" office:value-type="string" calcext:value-type="string">
            <text:p>INCLUÍDO</text:p>
          </table:table-cell>
          <table:table-cell table:style-name="ce71" office:value-type="date" office:date-value="2017-01-01" calcext:value-type="date">
            <text:p>01/01/2017</text:p>
          </table:table-cell>
          <table:table-cell table:style-name="ce71"/>
          <table:table-cell table:style-name="ce79" table:formula="of:=[.D204]" office:value-type="date" office:date-value="2017-01-01" calcext:value-type="date">
            <text:p>2017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7005" calcext:value-type="float">
            <text:p>7005</text:p>
          </table:table-cell>
          <table:table-cell table:style-name="ce52" office:value-type="string" calcext:value-type="string">
            <text:p>SAO PEDRO E MIQUELON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205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7056" calcext:value-type="float">
            <text:p>7056</text:p>
          </table:table-cell>
          <table:table-cell table:style-name="ce52" office:value-type="string" calcext:value-type="string">
            <text:p>SAO VICENTE E GRANADINAS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206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7102" calcext:value-type="float">
            <text:p>7102</text:p>
          </table:table-cell>
          <table:table-cell table:style-name="ce52" office:value-type="string" calcext:value-type="string">
            <text:p>SANTA HELEN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207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7153" calcext:value-type="float">
            <text:p>7153</text:p>
          </table:table-cell>
          <table:table-cell table:style-name="ce52" office:value-type="string" calcext:value-type="string">
            <text:p>SANTA LUCI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208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7200" calcext:value-type="float">
            <text:p>7200</text:p>
          </table:table-cell>
          <table:table-cell table:style-name="ce52" office:value-type="string" calcext:value-type="string">
            <text:p>SAO TOME E PRINCIPE, ILHAS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209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7285" calcext:value-type="float">
            <text:p>7285</text:p>
          </table:table-cell>
          <table:table-cell table:style-name="ce52" office:value-type="string" calcext:value-type="string">
            <text:p>SENEGAL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210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7315" calcext:value-type="float">
            <text:p>7315</text:p>
          </table:table-cell>
          <table:table-cell table:style-name="ce52" office:value-type="string" calcext:value-type="string">
            <text:p>SEYCHELLES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211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7358" calcext:value-type="float">
            <text:p>7358</text:p>
          </table:table-cell>
          <table:table-cell table:style-name="ce52" office:value-type="string" calcext:value-type="string">
            <text:p>SERRA LEO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212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7370" calcext:value-type="float">
            <text:p>7370</text:p>
          </table:table-cell>
          <table:table-cell table:style-name="ce52" office:value-type="string" calcext:value-type="string">
            <text:p>SERVI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213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7412" calcext:value-type="float">
            <text:p>7412</text:p>
          </table:table-cell>
          <table:table-cell table:style-name="ce52" office:value-type="string" calcext:value-type="string">
            <text:p>CINGAPUR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214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7447" calcext:value-type="float">
            <text:p>7447</text:p>
          </table:table-cell>
          <table:table-cell table:style-name="ce52" office:value-type="string" calcext:value-type="string">
            <text:p>SIRIA, REPUBLICA ARABE D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215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7480" calcext:value-type="float">
            <text:p>7480</text:p>
          </table:table-cell>
          <table:table-cell table:style-name="ce52" office:value-type="string" calcext:value-type="string">
            <text:p>SOMALI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216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7501" calcext:value-type="float">
            <text:p>7501</text:p>
          </table:table-cell>
          <table:table-cell table:style-name="ce52" office:value-type="string" calcext:value-type="string">
            <text:p>SRI LANK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217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7544" calcext:value-type="float">
            <text:p>7544</text:p>
          </table:table-cell>
          <table:table-cell table:style-name="ce52" office:value-type="string" calcext:value-type="string">
            <text:p>SUAZILANDI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218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7" office:value-type="float" office:value="7552" calcext:value-type="float">
            <text:p>7552</text:p>
          </table:table-cell>
          <table:table-cell table:style-name="ce56" office:value-type="string" calcext:value-type="string">
            <text:p>SVALBARD E JAN MAYERN</text:p>
          </table:table-cell>
          <table:table-cell table:style-name="ce62" office:value-type="string" calcext:value-type="string">
            <text:p>INCLUÍDO</text:p>
          </table:table-cell>
          <table:table-cell table:style-name="ce71" office:value-type="date" office:date-value="2017-01-01" calcext:value-type="date">
            <text:p>01/01/2017</text:p>
          </table:table-cell>
          <table:table-cell table:style-name="ce71"/>
          <table:table-cell table:style-name="ce79" table:formula="of:=[.D219]" office:value-type="date" office:date-value="2017-01-01" calcext:value-type="date">
            <text:p>2017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7560" calcext:value-type="float">
            <text:p>7560</text:p>
          </table:table-cell>
          <table:table-cell table:style-name="ce52" office:value-type="string" calcext:value-type="string">
            <text:p>AFRICA DO SUL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220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7595" calcext:value-type="float">
            <text:p>7595</text:p>
          </table:table-cell>
          <table:table-cell table:style-name="ce52" office:value-type="string" calcext:value-type="string">
            <text:p>SUDAO</text:p>
          </table:table-cell>
          <table:table-cell table:style-name="ce61"/>
          <table:table-cell table:style-name="ce70" office:value-type="date" office:date-value="2011-07-01" calcext:value-type="date">
            <text:p>01/07/2011</text:p>
          </table:table-cell>
          <table:table-cell table:style-name="ce70"/>
          <table:table-cell table:style-name="ce79" table:formula="of:=[.D221]" office:value-type="date" office:date-value="2011-07-01" calcext:value-type="date">
            <text:p>2011-07-01</text:p>
          </table:table-cell>
          <table:table-cell table:number-columns-repeated="1018"/>
        </table:table-row>
        <table:table-row table:style-name="ro1">
          <table:table-cell table:style-name="ce44" office:value-type="float" office:value="7600" calcext:value-type="float">
            <text:p>7600</text:p>
          </table:table-cell>
          <table:table-cell table:style-name="ce52" office:value-type="string" calcext:value-type="string">
            <text:p>SUDÃO DO SUL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222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7641" calcext:value-type="float">
            <text:p>7641</text:p>
          </table:table-cell>
          <table:table-cell table:style-name="ce52" office:value-type="string" calcext:value-type="string">
            <text:p>SUECI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223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7676" calcext:value-type="float">
            <text:p>7676</text:p>
          </table:table-cell>
          <table:table-cell table:style-name="ce52" office:value-type="string" calcext:value-type="string">
            <text:p>SUIC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224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7706" calcext:value-type="float">
            <text:p>7706</text:p>
          </table:table-cell>
          <table:table-cell table:style-name="ce52" office:value-type="string" calcext:value-type="string">
            <text:p>SURINAME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225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7722" calcext:value-type="float">
            <text:p>7722</text:p>
          </table:table-cell>
          <table:table-cell table:style-name="ce52" office:value-type="string" calcext:value-type="string">
            <text:p>TADJIQUISTAO, REPUBLICA DO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226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7765" calcext:value-type="float">
            <text:p>7765</text:p>
          </table:table-cell>
          <table:table-cell table:style-name="ce52" office:value-type="string" calcext:value-type="string">
            <text:p>TAILANDI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227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7803" calcext:value-type="float">
            <text:p>7803</text:p>
          </table:table-cell>
          <table:table-cell table:style-name="ce52" office:value-type="string" calcext:value-type="string">
            <text:p>TANZANIA, REP.UNIDA D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228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7" office:value-type="float" office:value="7811" calcext:value-type="float">
            <text:p>7811</text:p>
          </table:table-cell>
          <table:table-cell table:style-name="ce56" office:value-type="string" calcext:value-type="string">
            <text:p>TERRAS AUSTRAIS E ANTARTICAS FRANCESAS</text:p>
          </table:table-cell>
          <table:table-cell table:style-name="ce62" office:value-type="string" calcext:value-type="string">
            <text:p>INCLUÍDO</text:p>
          </table:table-cell>
          <table:table-cell table:style-name="ce71" office:value-type="date" office:date-value="2017-01-01" calcext:value-type="date">
            <text:p>01/01/2017</text:p>
          </table:table-cell>
          <table:table-cell table:style-name="ce71"/>
          <table:table-cell table:style-name="ce79" table:formula="of:=[.D229]" office:value-type="date" office:date-value="2017-01-01" calcext:value-type="date">
            <text:p>2017-01-01</text:p>
          </table:table-cell>
          <table:table-cell table:number-columns-repeated="1018"/>
        </table:table-row>
        <table:table-row table:style-name="ro1">
          <table:table-cell table:style-name="ce46" office:value-type="float" office:value="7820" calcext:value-type="float">
            <text:p>7820</text:p>
          </table:table-cell>
          <table:table-cell table:style-name="ce55" office:value-type="string" calcext:value-type="string">
            <text:p>TERRITORIO BRIT.OC.INDICO</text:p>
          </table:table-cell>
          <table:table-cell table:style-name="ce64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230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7838" calcext:value-type="float">
            <text:p>7838</text:p>
          </table:table-cell>
          <table:table-cell table:style-name="ce52" office:value-type="string" calcext:value-type="string">
            <text:p>DJIBUTI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231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7889" calcext:value-type="float">
            <text:p>7889</text:p>
          </table:table-cell>
          <table:table-cell table:style-name="ce52" office:value-type="string" calcext:value-type="string">
            <text:p>CHADE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232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7919" calcext:value-type="float">
            <text:p>7919</text:p>
          </table:table-cell>
          <table:table-cell table:style-name="ce52" office:value-type="string" calcext:value-type="string">
            <text:p>TCHECA, REPUBLIC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233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7951" calcext:value-type="float">
            <text:p>7951</text:p>
          </table:table-cell>
          <table:table-cell table:style-name="ce52" office:value-type="string" calcext:value-type="string">
            <text:p>TIMOR LESTE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234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8001" calcext:value-type="float">
            <text:p>8001</text:p>
          </table:table-cell>
          <table:table-cell table:style-name="ce52" office:value-type="string" calcext:value-type="string">
            <text:p>TOGO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235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8052" calcext:value-type="float">
            <text:p>8052</text:p>
          </table:table-cell>
          <table:table-cell table:style-name="ce52" office:value-type="string" calcext:value-type="string">
            <text:p>TOQUELAU,ILHAS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236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8109" calcext:value-type="float">
            <text:p>8109</text:p>
          </table:table-cell>
          <table:table-cell table:style-name="ce52" office:value-type="string" calcext:value-type="string">
            <text:p>TONG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237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8150" calcext:value-type="float">
            <text:p>8150</text:p>
          </table:table-cell>
          <table:table-cell table:style-name="ce52" office:value-type="string" calcext:value-type="string">
            <text:p>TRINIDAD E TOBAGO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238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8206" calcext:value-type="float">
            <text:p>8206</text:p>
          </table:table-cell>
          <table:table-cell table:style-name="ce52" office:value-type="string" calcext:value-type="string">
            <text:p>TUNISI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239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8230" calcext:value-type="float">
            <text:p>8230</text:p>
          </table:table-cell>
          <table:table-cell table:style-name="ce52" office:value-type="string" calcext:value-type="string">
            <text:p>TURCAS E CAICOS,ILHAS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240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8249" calcext:value-type="float">
            <text:p>8249</text:p>
          </table:table-cell>
          <table:table-cell table:style-name="ce52" office:value-type="string" calcext:value-type="string">
            <text:p>TURCOMENISTAO, REPUBLICA DO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241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8273" calcext:value-type="float">
            <text:p>8273</text:p>
          </table:table-cell>
          <table:table-cell table:style-name="ce52" office:value-type="string" calcext:value-type="string">
            <text:p>TURQUI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242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8281" calcext:value-type="float">
            <text:p>8281</text:p>
          </table:table-cell>
          <table:table-cell table:style-name="ce52" office:value-type="string" calcext:value-type="string">
            <text:p>TUVALU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243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8311" calcext:value-type="float">
            <text:p>8311</text:p>
          </table:table-cell>
          <table:table-cell table:style-name="ce52" office:value-type="string" calcext:value-type="string">
            <text:p>UCRANI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244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8338" calcext:value-type="float">
            <text:p>8338</text:p>
          </table:table-cell>
          <table:table-cell table:style-name="ce52" office:value-type="string" calcext:value-type="string">
            <text:p>UGAND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245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8451" calcext:value-type="float">
            <text:p>8451</text:p>
          </table:table-cell>
          <table:table-cell table:style-name="ce52" office:value-type="string" calcext:value-type="string">
            <text:p>URUGUAI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246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8478" calcext:value-type="float">
            <text:p>8478</text:p>
          </table:table-cell>
          <table:table-cell table:style-name="ce52" office:value-type="string" calcext:value-type="string">
            <text:p>UZBEQUISTAO, REPUBLICA DO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247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8486" calcext:value-type="float">
            <text:p>8486</text:p>
          </table:table-cell>
          <table:table-cell table:style-name="ce52" office:value-type="string" calcext:value-type="string">
            <text:p>VATICANO, EST.DA CIDADE DO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248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8508" calcext:value-type="float">
            <text:p>8508</text:p>
          </table:table-cell>
          <table:table-cell table:style-name="ce52" office:value-type="string" calcext:value-type="string">
            <text:p>VENEZUEL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249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8583" calcext:value-type="float">
            <text:p>8583</text:p>
          </table:table-cell>
          <table:table-cell table:style-name="ce52" office:value-type="string" calcext:value-type="string">
            <text:p>VIETN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250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8630" calcext:value-type="float">
            <text:p>8630</text:p>
          </table:table-cell>
          <table:table-cell table:style-name="ce52" office:value-type="string" calcext:value-type="string">
            <text:p>VIRGENS,ILHAS (BRITANICAS)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251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8664" calcext:value-type="float">
            <text:p>8664</text:p>
          </table:table-cell>
          <table:table-cell table:style-name="ce52" office:value-type="string" calcext:value-type="string">
            <text:p>VIRGENS,ILHAS (E.U.A.)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252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8702" calcext:value-type="float">
            <text:p>8702</text:p>
          </table:table-cell>
          <table:table-cell table:style-name="ce52" office:value-type="string" calcext:value-type="string">
            <text:p>FIJI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253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7" office:value-type="float" office:value="8753" calcext:value-type="float">
            <text:p>8753</text:p>
          </table:table-cell>
          <table:table-cell table:style-name="ce56" office:value-type="string" calcext:value-type="string">
            <text:p>WALLIS E FUTUNA, ILHAS</text:p>
          </table:table-cell>
          <table:table-cell table:style-name="ce62" office:value-type="string" calcext:value-type="string">
            <text:p>INCLUÍDO</text:p>
          </table:table-cell>
          <table:table-cell table:style-name="ce71" office:value-type="date" office:date-value="2017-01-01" calcext:value-type="date">
            <text:p>01/01/2017</text:p>
          </table:table-cell>
          <table:table-cell table:style-name="ce71"/>
          <table:table-cell table:style-name="ce79" table:formula="of:=[.D254]" office:value-type="date" office:date-value="2017-01-01" calcext:value-type="date">
            <text:p>2017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8885" calcext:value-type="float">
            <text:p>8885</text:p>
          </table:table-cell>
          <table:table-cell table:style-name="ce52" office:value-type="string" calcext:value-type="string">
            <text:p>CONGO, REPUBLICA DEMOCRATICA DO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255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4" office:value-type="float" office:value="8907" calcext:value-type="float">
            <text:p>8907</text:p>
          </table:table-cell>
          <table:table-cell table:style-name="ce52" office:value-type="string" calcext:value-type="string">
            <text:p>ZAMBIA</text:p>
          </table:table-cell>
          <table:table-cell table:style-name="ce61"/>
          <table:table-cell table:style-name="ce70" office:value-type="date" office:date-value="2006-01-01" calcext:value-type="date">
            <text:p>01/01/2006</text:p>
          </table:table-cell>
          <table:table-cell table:style-name="ce70"/>
          <table:table-cell table:style-name="ce79" table:formula="of:=[.D256]" office:value-type="date" office:date-value="2006-01-01" calcext:value-type="date">
            <text:p>2006-01-01</text:p>
          </table:table-cell>
          <table:table-cell table:number-columns-repeated="1018"/>
        </table:table-row>
        <table:table-row table:style-name="ro1">
          <table:table-cell table:style-name="ce49"/>
          <table:table-cell table:style-name="ce58"/>
          <table:table-cell table:style-name="ce67"/>
          <table:table-cell table:style-name="ce75" table:number-columns-repeated="2"/>
          <table:table-cell table:number-columns-repeated="1019"/>
        </table:table-row>
        <table:table-row table:style-name="ro1" table:number-rows-repeated="187">
          <table:table-cell table:number-columns-repeated="3"/>
          <table:table-cell table:style-name="ce76" table:number-columns-repeated="2"/>
          <table:table-cell table:number-columns-repeated="1019"/>
        </table:table-row>
        <table:table-row table:style-name="ro1" table:number-rows-repeated="10481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7" table:default-cell-style-name="Default"/>
        <table:table-column table:style-name="co8" table:default-cell-style-name="Default"/>
        <table:table-column table:style-name="co7" table:default-cell-style-name="ce79"/>
        <table:table-row table:style-name="ro1">
          <table:table-cell office:value-type="string" calcext:value-type="string">
            <text:p>cPais</text:p>
          </table:table-cell>
          <table:table-cell office:value-type="string" calcext:value-type="string">
            <text:p>Nome País</text:p>
          </table:table-cell>
          <table:table-cell table:style-name="Default" office:value-type="string" calcext:value-type="string">
            <text:p>dt_inicio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AFEGANISTAO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ALAND, ILHAS</text:p>
          </table:table-cell>
          <table:table-cell office:value-type="date" office:date-value="2017-01-01" calcext:value-type="date">
            <text:p>2017-01-0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ALBANIA, REPUBLICA <text:s/>D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CURACAO</text:p>
          </table:table-cell>
          <table:table-cell office:value-type="date" office:date-value="2015-12-07" calcext:value-type="date">
            <text:p>2015-12-0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ALEMANH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BURKINA FASO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ANDORR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ANGOL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ANGUILL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ANTARTICA</text:p>
          </table:table-cell>
          <table:table-cell office:value-type="date" office:date-value="2017-01-01" calcext:value-type="date">
            <text:p>2017-01-0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ANTIGUA E BARBUD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ARABIA SAUDIT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ARGELI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ARGENTIN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ARMENIA, REPUBLICA D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ARUB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AUSTRALI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AUSTRI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AZERBAIJAO, REPUBLICA DO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BAHAMAS, ILHAS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BAHREIN, ILHAS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BANGLADESH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BARBADOS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BELARUS, REPUBLICA D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BELGIC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BELIZE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BERMUDAS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MIANMAR (BIRMANIA)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BOLIVIA, ESTADO PLURINACIONAL D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BOSNIA-HERZEGOVINA (REPUBLICA DA)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BONAIRE</text:p>
          </table:table-cell>
          <table:table-cell office:value-type="date" office:date-value="2017-01-01" calcext:value-type="date">
            <text:p>2017-01-01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BOTSUAN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BOUVET, ILHA</text:p>
          </table:table-cell>
          <table:table-cell office:value-type="date" office:date-value="2017-01-01" calcext:value-type="date">
            <text:p>2017-01-01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BRASIL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BRUNEI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BULGARIA, REPUBLICA D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BURUNDI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BUTAO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CABO VERDE, REPUBLICA DE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string" calcext:value-type="string">
            <text:p>CAYMAN, ILHAS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string" calcext:value-type="string">
            <text:p>CAMBOJ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string" calcext:value-type="string">
            <text:p>CAMAROES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string" calcext:value-type="string">
            <text:p>CANAD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string" calcext:value-type="string">
            <text:p>GUERNSEY, ILHA DO CANAL (INCLUI ALDERNEY E SARK)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string" calcext:value-type="string">
            <text:p>JERSEY, ILHA DO CANAL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string" calcext:value-type="string">
            <text:p>CAZAQUISTAO, REPUBLICA DO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string" calcext:value-type="string">
            <text:p>CATAR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string" calcext:value-type="string">
            <text:p>CHILE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CHINA, REPUBLICA POPULAR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string" calcext:value-type="string">
            <text:p>FORMOSA (TAIWAN)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string" calcext:value-type="string">
            <text:p>CHIPRE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string" calcext:value-type="string">
            <text:p>COCOS(KEELING),ILHAS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string" calcext:value-type="string">
            <text:p>COLOMBI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string" calcext:value-type="string">
            <text:p>COMORES, ILHAS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string" calcext:value-type="string">
            <text:p>CONGO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COOK, ILHAS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string" calcext:value-type="string">
            <text:p>COREIA (DO NORTE), REP.POP.DEMOCRATIC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COREIA (DO SUL), REPUBLICA D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COSTA DO MARFIM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string" calcext:value-type="string">
            <text:p>CROACIA (REPUBLICA DA)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string" calcext:value-type="string">
            <text:p>COSTA RIC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COVEITE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KUWAIT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CUB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CURACAO</text:p>
          </table:table-cell>
          <table:table-cell office:value-type="date" office:date-value="2017-01-01" calcext:value-type="date">
            <text:p>2017-01-01</text:p>
          </table:table-cell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string" calcext:value-type="string">
            <text:p>BENIN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string" calcext:value-type="string">
            <text:p>DINAMARC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string" calcext:value-type="string">
            <text:p>DOMINICA,ILH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string" calcext:value-type="string">
            <text:p>EQUADOR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string" calcext:value-type="string">
            <text:p>EGITO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string" calcext:value-type="string">
            <text:p>ERITREI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string" calcext:value-type="string">
            <text:p>EMIRADOS ARABES UNIDOS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string" calcext:value-type="string">
            <text:p>ESPANH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string" calcext:value-type="string">
            <text:p>ESLOVENIA, REPUBLICA D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string" calcext:value-type="string">
            <text:p>ESLOVACA, REPUBLIC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string" calcext:value-type="string">
            <text:p>ESTADOS UNIDOS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string" calcext:value-type="string">
            <text:p>ESTONIA, REPUBLICA D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string" calcext:value-type="string">
            <text:p>ETIOPI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string" calcext:value-type="string">
            <text:p>FALKLAND (ILHAS MALVINAS)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2593" calcext:value-type="float">
            <text:p>2593</text:p>
          </table:table-cell>
          <table:table-cell office:value-type="string" calcext:value-type="string">
            <text:p>FEROE, ILHAS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2674" calcext:value-type="float">
            <text:p>2674</text:p>
          </table:table-cell>
          <table:table-cell office:value-type="string" calcext:value-type="string">
            <text:p>FILIPINAS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string" calcext:value-type="string">
            <text:p>FINLANDI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2755" calcext:value-type="float">
            <text:p>2755</text:p>
          </table:table-cell>
          <table:table-cell office:value-type="string" calcext:value-type="string">
            <text:p>FRANC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string" calcext:value-type="string">
            <text:p>GABAO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string" calcext:value-type="string">
            <text:p>GAMBI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2895" calcext:value-type="float">
            <text:p>2895</text:p>
          </table:table-cell>
          <table:table-cell office:value-type="string" calcext:value-type="string">
            <text:p>GAN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2917" calcext:value-type="float">
            <text:p>2917</text:p>
          </table:table-cell>
          <table:table-cell office:value-type="string" calcext:value-type="string">
            <text:p>GEORGIA, REPUBLICA D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string" calcext:value-type="string">
            <text:p>ILHAS GEORGIA DO SUL E SANDWICH DO SUL</text:p>
          </table:table-cell>
          <table:table-cell office:value-type="date" office:date-value="2017-01-01" calcext:value-type="date">
            <text:p>2017-01-01</text:p>
          </table:table-cell>
        </table:table-row>
        <table:table-row table:style-name="ro1">
          <table:table-cell office:value-type="float" office:value="2933" calcext:value-type="float">
            <text:p>2933</text:p>
          </table:table-cell>
          <table:table-cell office:value-type="string" calcext:value-type="string">
            <text:p>GIBRALTAR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string" calcext:value-type="string">
            <text:p>GRANAD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3018" calcext:value-type="float">
            <text:p>3018</text:p>
          </table:table-cell>
          <table:table-cell office:value-type="string" calcext:value-type="string">
            <text:p>GRECI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string" calcext:value-type="string">
            <text:p>GROENLANDI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3093" calcext:value-type="float">
            <text:p>3093</text:p>
          </table:table-cell>
          <table:table-cell office:value-type="string" calcext:value-type="string">
            <text:p>GUADALUPE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3131" calcext:value-type="float">
            <text:p>3131</text:p>
          </table:table-cell>
          <table:table-cell office:value-type="string" calcext:value-type="string">
            <text:p>GUAM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3174" calcext:value-type="float">
            <text:p>3174</text:p>
          </table:table-cell>
          <table:table-cell office:value-type="string" calcext:value-type="string">
            <text:p>GUATEMAL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string" calcext:value-type="string">
            <text:p>GUERNSEY, ILHA DO CANAL (INCLUI ALDERNEY E SARK)</text:p>
          </table:table-cell>
          <table:table-cell office:value-type="date" office:date-value="2017-01-01" calcext:value-type="date">
            <text:p>2017-01-01</text:p>
          </table:table-cell>
        </table:table-row>
        <table:table-row table:style-name="ro1">
          <table:table-cell office:value-type="float" office:value="3255" calcext:value-type="float">
            <text:p>3255</text:p>
          </table:table-cell>
          <table:table-cell office:value-type="string" calcext:value-type="string">
            <text:p>GUIANA FRANCES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string" calcext:value-type="string">
            <text:p>GUINE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string" calcext:value-type="string">
            <text:p>GUINE-EQUATORIAL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3344" calcext:value-type="float">
            <text:p>3344</text:p>
          </table:table-cell>
          <table:table-cell office:value-type="string" calcext:value-type="string">
            <text:p>GUINE-BISSAU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string" calcext:value-type="string">
            <text:p>GUIAN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3417" calcext:value-type="float">
            <text:p>3417</text:p>
          </table:table-cell>
          <table:table-cell office:value-type="string" calcext:value-type="string">
            <text:p>HAITI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3433" calcext:value-type="float">
            <text:p>3433</text:p>
          </table:table-cell>
          <table:table-cell office:value-type="string" calcext:value-type="string">
            <text:p>ILHA HEARD E ILHAS MCDONALD</text:p>
          </table:table-cell>
          <table:table-cell office:value-type="date" office:date-value="2017-01-01" calcext:value-type="date">
            <text:p>2017-01-01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string" calcext:value-type="string">
            <text:p>HONDURAS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3514" calcext:value-type="float">
            <text:p>3514</text:p>
          </table:table-cell>
          <table:table-cell office:value-type="string" calcext:value-type="string">
            <text:p>HONG KONG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3557" calcext:value-type="float">
            <text:p>3557</text:p>
          </table:table-cell>
          <table:table-cell office:value-type="string" calcext:value-type="string">
            <text:p>HUNGRIA, REPUBLICA D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3573" calcext:value-type="float">
            <text:p>3573</text:p>
          </table:table-cell>
          <table:table-cell office:value-type="string" calcext:value-type="string">
            <text:p>IEMEN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3595" calcext:value-type="float">
            <text:p>3595</text:p>
          </table:table-cell>
          <table:table-cell office:value-type="string" calcext:value-type="string">
            <text:p>MAN, ILHA DE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3599" calcext:value-type="float">
            <text:p>3599</text:p>
          </table:table-cell>
          <table:table-cell office:value-type="string" calcext:value-type="string">
            <text:p>BONAIRE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string" calcext:value-type="string">
            <text:p>INDI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3654" calcext:value-type="float">
            <text:p>3654</text:p>
          </table:table-cell>
          <table:table-cell office:value-type="string" calcext:value-type="string">
            <text:p>INDONESI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3697" calcext:value-type="float">
            <text:p>3697</text:p>
          </table:table-cell>
          <table:table-cell office:value-type="string" calcext:value-type="string">
            <text:p>IRAQUE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3727" calcext:value-type="float">
            <text:p>3727</text:p>
          </table:table-cell>
          <table:table-cell office:value-type="string" calcext:value-type="string">
            <text:p>IRA, REPUBLICA ISLAMICA DO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3751" calcext:value-type="float">
            <text:p>3751</text:p>
          </table:table-cell>
          <table:table-cell office:value-type="string" calcext:value-type="string">
            <text:p>IRLAND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3794" calcext:value-type="float">
            <text:p>3794</text:p>
          </table:table-cell>
          <table:table-cell office:value-type="string" calcext:value-type="string">
            <text:p>ISLANDI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3832" calcext:value-type="float">
            <text:p>3832</text:p>
          </table:table-cell>
          <table:table-cell office:value-type="string" calcext:value-type="string">
            <text:p>ISRAEL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3867" calcext:value-type="float">
            <text:p>3867</text:p>
          </table:table-cell>
          <table:table-cell office:value-type="string" calcext:value-type="string">
            <text:p>ITALI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3913" calcext:value-type="float">
            <text:p>3913</text:p>
          </table:table-cell>
          <table:table-cell office:value-type="string" calcext:value-type="string">
            <text:p>JAMAIC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3930" calcext:value-type="float">
            <text:p>3930</text:p>
          </table:table-cell>
          <table:table-cell office:value-type="string" calcext:value-type="string">
            <text:p>JERSEY, ILHA DO CANAL</text:p>
          </table:table-cell>
          <table:table-cell office:value-type="date" office:date-value="2017-01-01" calcext:value-type="date">
            <text:p>2017-01-01</text:p>
          </table:table-cell>
        </table:table-row>
        <table:table-row table:style-name="ro1">
          <table:table-cell office:value-type="float" office:value="3999" calcext:value-type="float">
            <text:p>3999</text:p>
          </table:table-cell>
          <table:table-cell office:value-type="string" calcext:value-type="string">
            <text:p>JAPAO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4030" calcext:value-type="float">
            <text:p>4030</text:p>
          </table:table-cell>
          <table:table-cell office:value-type="string" calcext:value-type="string">
            <text:p>JORDANI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4111" calcext:value-type="float">
            <text:p>4111</text:p>
          </table:table-cell>
          <table:table-cell office:value-type="string" calcext:value-type="string">
            <text:p>KIRIBATI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string" calcext:value-type="string">
            <text:p>LAOS, REP.POP.DEMOCR.DO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string" calcext:value-type="string">
            <text:p>LESOTO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4278" calcext:value-type="float">
            <text:p>4278</text:p>
          </table:table-cell>
          <table:table-cell office:value-type="string" calcext:value-type="string">
            <text:p>LETONIA, REPUBLICA D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4316" calcext:value-type="float">
            <text:p>4316</text:p>
          </table:table-cell>
          <table:table-cell office:value-type="string" calcext:value-type="string">
            <text:p>LIBANO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4340" calcext:value-type="float">
            <text:p>4340</text:p>
          </table:table-cell>
          <table:table-cell office:value-type="string" calcext:value-type="string">
            <text:p>LIBERI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4383" calcext:value-type="float">
            <text:p>4383</text:p>
          </table:table-cell>
          <table:table-cell office:value-type="string" calcext:value-type="string">
            <text:p>LIBI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4405" calcext:value-type="float">
            <text:p>4405</text:p>
          </table:table-cell>
          <table:table-cell office:value-type="string" calcext:value-type="string">
            <text:p>LIECHTENSTEIN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4421" calcext:value-type="float">
            <text:p>4421</text:p>
          </table:table-cell>
          <table:table-cell office:value-type="string" calcext:value-type="string">
            <text:p>LITUANIA, REPUBLICA D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4456" calcext:value-type="float">
            <text:p>4456</text:p>
          </table:table-cell>
          <table:table-cell office:value-type="string" calcext:value-type="string">
            <text:p>LUXEMBURGO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4472" calcext:value-type="float">
            <text:p>4472</text:p>
          </table:table-cell>
          <table:table-cell office:value-type="string" calcext:value-type="string">
            <text:p>MACAU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4499" calcext:value-type="float">
            <text:p>4499</text:p>
          </table:table-cell>
          <table:table-cell office:value-type="string" calcext:value-type="string">
            <text:p>MACEDONIA, ANT.REP.IUGOSLAV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4502" calcext:value-type="float">
            <text:p>4502</text:p>
          </table:table-cell>
          <table:table-cell office:value-type="string" calcext:value-type="string">
            <text:p>MADAGASCAR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4553" calcext:value-type="float">
            <text:p>4553</text:p>
          </table:table-cell>
          <table:table-cell office:value-type="string" calcext:value-type="string">
            <text:p>MALASI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4588" calcext:value-type="float">
            <text:p>4588</text:p>
          </table:table-cell>
          <table:table-cell office:value-type="string" calcext:value-type="string">
            <text:p>MALAVI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4618" calcext:value-type="float">
            <text:p>4618</text:p>
          </table:table-cell>
          <table:table-cell office:value-type="string" calcext:value-type="string">
            <text:p>MALDIVAS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4642" calcext:value-type="float">
            <text:p>4642</text:p>
          </table:table-cell>
          <table:table-cell office:value-type="string" calcext:value-type="string">
            <text:p>MALI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4677" calcext:value-type="float">
            <text:p>4677</text:p>
          </table:table-cell>
          <table:table-cell office:value-type="string" calcext:value-type="string">
            <text:p>MALT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4723" calcext:value-type="float">
            <text:p>4723</text:p>
          </table:table-cell>
          <table:table-cell office:value-type="string" calcext:value-type="string">
            <text:p>MARIANAS DO NORTE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4740" calcext:value-type="float">
            <text:p>4740</text:p>
          </table:table-cell>
          <table:table-cell office:value-type="string" calcext:value-type="string">
            <text:p>MARROCOS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4766" calcext:value-type="float">
            <text:p>4766</text:p>
          </table:table-cell>
          <table:table-cell office:value-type="string" calcext:value-type="string">
            <text:p>MARSHALL,ILHAS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4774" calcext:value-type="float">
            <text:p>4774</text:p>
          </table:table-cell>
          <table:table-cell office:value-type="string" calcext:value-type="string">
            <text:p>MARTINIC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4855" calcext:value-type="float">
            <text:p>4855</text:p>
          </table:table-cell>
          <table:table-cell office:value-type="string" calcext:value-type="string">
            <text:p>MAURICIO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4880" calcext:value-type="float">
            <text:p>4880</text:p>
          </table:table-cell>
          <table:table-cell office:value-type="string" calcext:value-type="string">
            <text:p>MAURITANI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4885" calcext:value-type="float">
            <text:p>4885</text:p>
          </table:table-cell>
          <table:table-cell office:value-type="string" calcext:value-type="string">
            <text:p>MAYOTTE (ILHAS FRANCESAS)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4898" calcext:value-type="float">
            <text:p>4898</text:p>
          </table:table-cell>
          <table:table-cell office:value-type="string" calcext:value-type="string">
            <text:p>MAYOTTE (ILHAS FRANCESAS)</text:p>
          </table:table-cell>
          <table:table-cell office:value-type="date" office:date-value="2017-01-01" calcext:value-type="date">
            <text:p>2017-01-01</text:p>
          </table:table-cell>
        </table:table-row>
        <table:table-row table:style-name="ro1">
          <table:table-cell office:value-type="float" office:value="4936" calcext:value-type="float">
            <text:p>4936</text:p>
          </table:table-cell>
          <table:table-cell office:value-type="string" calcext:value-type="string">
            <text:p>MEXICO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4944" calcext:value-type="float">
            <text:p>4944</text:p>
          </table:table-cell>
          <table:table-cell office:value-type="string" calcext:value-type="string">
            <text:p>MOLDAVIA, REPUBLICA D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4952" calcext:value-type="float">
            <text:p>4952</text:p>
          </table:table-cell>
          <table:table-cell office:value-type="string" calcext:value-type="string">
            <text:p>MONACO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4979" calcext:value-type="float">
            <text:p>4979</text:p>
          </table:table-cell>
          <table:table-cell office:value-type="string" calcext:value-type="string">
            <text:p>MONGOLI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4985" calcext:value-type="float">
            <text:p>4985</text:p>
          </table:table-cell>
          <table:table-cell office:value-type="string" calcext:value-type="string">
            <text:p>MONTENEGRO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4995" calcext:value-type="float">
            <text:p>4995</text:p>
          </table:table-cell>
          <table:table-cell office:value-type="string" calcext:value-type="string">
            <text:p>MICRONESI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5010" calcext:value-type="float">
            <text:p>5010</text:p>
          </table:table-cell>
          <table:table-cell office:value-type="string" calcext:value-type="string">
            <text:p>MONTSERRAT,ILHAS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5053" calcext:value-type="float">
            <text:p>5053</text:p>
          </table:table-cell>
          <table:table-cell office:value-type="string" calcext:value-type="string">
            <text:p>MOCAMBIQUE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5070" calcext:value-type="float">
            <text:p>5070</text:p>
          </table:table-cell>
          <table:table-cell office:value-type="string" calcext:value-type="string">
            <text:p>NAMIBI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5088" calcext:value-type="float">
            <text:p>5088</text:p>
          </table:table-cell>
          <table:table-cell office:value-type="string" calcext:value-type="string">
            <text:p>NAURU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5118" calcext:value-type="float">
            <text:p>5118</text:p>
          </table:table-cell>
          <table:table-cell office:value-type="string" calcext:value-type="string">
            <text:p>CHRISTMAS,ILHA (NAVIDAD)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5177" calcext:value-type="float">
            <text:p>5177</text:p>
          </table:table-cell>
          <table:table-cell office:value-type="string" calcext:value-type="string">
            <text:p>NEPAL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5215" calcext:value-type="float">
            <text:p>5215</text:p>
          </table:table-cell>
          <table:table-cell office:value-type="string" calcext:value-type="string">
            <text:p>NICARAGU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5258" calcext:value-type="float">
            <text:p>5258</text:p>
          </table:table-cell>
          <table:table-cell office:value-type="string" calcext:value-type="string">
            <text:p>NIGER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5282" calcext:value-type="float">
            <text:p>5282</text:p>
          </table:table-cell>
          <table:table-cell office:value-type="string" calcext:value-type="string">
            <text:p>NIGERI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5312" calcext:value-type="float">
            <text:p>5312</text:p>
          </table:table-cell>
          <table:table-cell office:value-type="string" calcext:value-type="string">
            <text:p>NIUE,ILH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5355" calcext:value-type="float">
            <text:p>5355</text:p>
          </table:table-cell>
          <table:table-cell office:value-type="string" calcext:value-type="string">
            <text:p>NORFOLK,ILH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5380" calcext:value-type="float">
            <text:p>5380</text:p>
          </table:table-cell>
          <table:table-cell office:value-type="string" calcext:value-type="string">
            <text:p>NORUEG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5428" calcext:value-type="float">
            <text:p>5428</text:p>
          </table:table-cell>
          <table:table-cell office:value-type="string" calcext:value-type="string">
            <text:p>NOVA CALEDONI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5452" calcext:value-type="float">
            <text:p>5452</text:p>
          </table:table-cell>
          <table:table-cell office:value-type="string" calcext:value-type="string">
            <text:p>PAPUA NOVA GUINE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5487" calcext:value-type="float">
            <text:p>5487</text:p>
          </table:table-cell>
          <table:table-cell office:value-type="string" calcext:value-type="string">
            <text:p>NOVA ZELANDI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5517" calcext:value-type="float">
            <text:p>5517</text:p>
          </table:table-cell>
          <table:table-cell office:value-type="string" calcext:value-type="string">
            <text:p>VANUATU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5568" calcext:value-type="float">
            <text:p>5568</text:p>
          </table:table-cell>
          <table:table-cell office:value-type="string" calcext:value-type="string">
            <text:p>OM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5665" calcext:value-type="float">
            <text:p>5665</text:p>
          </table:table-cell>
          <table:table-cell office:value-type="string" calcext:value-type="string">
            <text:p>PACIFICO,ILHAS DO (POSSESSAO DOS EUA)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5738" calcext:value-type="float">
            <text:p>5738</text:p>
          </table:table-cell>
          <table:table-cell office:value-type="string" calcext:value-type="string">
            <text:p>PAISES BAIXOS (HOLANDA)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5754" calcext:value-type="float">
            <text:p>5754</text:p>
          </table:table-cell>
          <table:table-cell office:value-type="string" calcext:value-type="string">
            <text:p>PALAU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5762" calcext:value-type="float">
            <text:p>5762</text:p>
          </table:table-cell>
          <table:table-cell office:value-type="string" calcext:value-type="string">
            <text:p>PAQUISTAO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5780" calcext:value-type="float">
            <text:p>5780</text:p>
          </table:table-cell>
          <table:table-cell office:value-type="string" calcext:value-type="string">
            <text:p>PALESTINA</text:p>
          </table:table-cell>
          <table:table-cell office:value-type="date" office:date-value="2012-11-29" calcext:value-type="date">
            <text:p>2012-11-29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string" calcext:value-type="string">
            <text:p>PANAM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5860" calcext:value-type="float">
            <text:p>5860</text:p>
          </table:table-cell>
          <table:table-cell office:value-type="string" calcext:value-type="string">
            <text:p>PARAGUAI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5894" calcext:value-type="float">
            <text:p>5894</text:p>
          </table:table-cell>
          <table:table-cell office:value-type="string" calcext:value-type="string">
            <text:p>PERU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5932" calcext:value-type="float">
            <text:p>5932</text:p>
          </table:table-cell>
          <table:table-cell office:value-type="string" calcext:value-type="string">
            <text:p>PITCAIRN,ILH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5991" calcext:value-type="float">
            <text:p>5991</text:p>
          </table:table-cell>
          <table:table-cell office:value-type="string" calcext:value-type="string">
            <text:p>POLINESIA FRANCES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6033" calcext:value-type="float">
            <text:p>6033</text:p>
          </table:table-cell>
          <table:table-cell office:value-type="string" calcext:value-type="string">
            <text:p>POLONIA, REPUBLICA D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6076" calcext:value-type="float">
            <text:p>6076</text:p>
          </table:table-cell>
          <table:table-cell office:value-type="string" calcext:value-type="string">
            <text:p>PORTUGAL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6114" calcext:value-type="float">
            <text:p>6114</text:p>
          </table:table-cell>
          <table:table-cell office:value-type="string" calcext:value-type="string">
            <text:p>PORTO RICO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6238" calcext:value-type="float">
            <text:p>6238</text:p>
          </table:table-cell>
          <table:table-cell office:value-type="string" calcext:value-type="string">
            <text:p>QUENI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6254" calcext:value-type="float">
            <text:p>6254</text:p>
          </table:table-cell>
          <table:table-cell office:value-type="string" calcext:value-type="string">
            <text:p>QUIRGUIZ, REPUBLIC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6289" calcext:value-type="float">
            <text:p>6289</text:p>
          </table:table-cell>
          <table:table-cell office:value-type="string" calcext:value-type="string">
            <text:p>REINO UNIDO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6408" calcext:value-type="float">
            <text:p>6408</text:p>
          </table:table-cell>
          <table:table-cell office:value-type="string" calcext:value-type="string">
            <text:p>REPUBLICA CENTRO-AFRICAN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6475" calcext:value-type="float">
            <text:p>6475</text:p>
          </table:table-cell>
          <table:table-cell office:value-type="string" calcext:value-type="string">
            <text:p>REPUBLICA DOMINICAN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6602" calcext:value-type="float">
            <text:p>6602</text:p>
          </table:table-cell>
          <table:table-cell office:value-type="string" calcext:value-type="string">
            <text:p>REUNIAO, ILH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6653" calcext:value-type="float">
            <text:p>6653</text:p>
          </table:table-cell>
          <table:table-cell office:value-type="string" calcext:value-type="string">
            <text:p>ZIMBABUE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string" calcext:value-type="string">
            <text:p>ROMENI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6750" calcext:value-type="float">
            <text:p>6750</text:p>
          </table:table-cell>
          <table:table-cell office:value-type="string" calcext:value-type="string">
            <text:p>RUAND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6769" calcext:value-type="float">
            <text:p>6769</text:p>
          </table:table-cell>
          <table:table-cell office:value-type="string" calcext:value-type="string">
            <text:p>RUSSIA, FEDERACAO D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6777" calcext:value-type="float">
            <text:p>6777</text:p>
          </table:table-cell>
          <table:table-cell office:value-type="string" calcext:value-type="string">
            <text:p>SALOMAO, ILHAS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6858" calcext:value-type="float">
            <text:p>6858</text:p>
          </table:table-cell>
          <table:table-cell office:value-type="string" calcext:value-type="string">
            <text:p>SAARA OCIDENTAL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6874" calcext:value-type="float">
            <text:p>6874</text:p>
          </table:table-cell>
          <table:table-cell office:value-type="string" calcext:value-type="string">
            <text:p>EL SALVADOR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6904" calcext:value-type="float">
            <text:p>6904</text:p>
          </table:table-cell>
          <table:table-cell office:value-type="string" calcext:value-type="string">
            <text:p>SAMO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6912" calcext:value-type="float">
            <text:p>6912</text:p>
          </table:table-cell>
          <table:table-cell office:value-type="string" calcext:value-type="string">
            <text:p>SAMOA AMERICAN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6955" calcext:value-type="float">
            <text:p>6955</text:p>
          </table:table-cell>
          <table:table-cell office:value-type="string" calcext:value-type="string">
            <text:p>SAO CRISTOVAO E NEVES,ILHAS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6939" calcext:value-type="float">
            <text:p>6939</text:p>
          </table:table-cell>
          <table:table-cell office:value-type="string" calcext:value-type="string">
            <text:p>SAO BARTOLOMEU</text:p>
          </table:table-cell>
          <table:table-cell office:value-type="date" office:date-value="2017-01-01" calcext:value-type="date">
            <text:p>2017-01-01</text:p>
          </table:table-cell>
        </table:table-row>
        <table:table-row table:style-name="ro1">
          <table:table-cell office:value-type="float" office:value="6971" calcext:value-type="float">
            <text:p>6971</text:p>
          </table:table-cell>
          <table:table-cell office:value-type="string" calcext:value-type="string">
            <text:p>SAN MARINO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6980" calcext:value-type="float">
            <text:p>6980</text:p>
          </table:table-cell>
          <table:table-cell office:value-type="string" calcext:value-type="string">
            <text:p>ILHAS DE SAO MARTINHO (PARTE FRANCESA)</text:p>
          </table:table-cell>
          <table:table-cell office:value-type="date" office:date-value="2017-01-01" calcext:value-type="date">
            <text:p>2017-01-01</text:p>
          </table:table-cell>
        </table:table-row>
        <table:table-row table:style-name="ro1">
          <table:table-cell office:value-type="float" office:value="6998" calcext:value-type="float">
            <text:p>6998</text:p>
          </table:table-cell>
          <table:table-cell office:value-type="string" calcext:value-type="string">
            <text:p>SAO MARTINHO, ILHA DE (PARTE FRANCESA)</text:p>
          </table:table-cell>
          <table:table-cell office:value-type="date" office:date-value="2017-01-01" calcext:value-type="date">
            <text:p>2017-01-01</text:p>
          </table:table-cell>
        </table:table-row>
        <table:table-row table:style-name="ro1">
          <table:table-cell office:value-type="float" office:value="7005" calcext:value-type="float">
            <text:p>7005</text:p>
          </table:table-cell>
          <table:table-cell office:value-type="string" calcext:value-type="string">
            <text:p>SAO PEDRO E MIQUELON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7056" calcext:value-type="float">
            <text:p>7056</text:p>
          </table:table-cell>
          <table:table-cell office:value-type="string" calcext:value-type="string">
            <text:p>SAO VICENTE E GRANADINAS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7102" calcext:value-type="float">
            <text:p>7102</text:p>
          </table:table-cell>
          <table:table-cell office:value-type="string" calcext:value-type="string">
            <text:p>SANTA HELEN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7153" calcext:value-type="float">
            <text:p>7153</text:p>
          </table:table-cell>
          <table:table-cell office:value-type="string" calcext:value-type="string">
            <text:p>SANTA LUCI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string" calcext:value-type="string">
            <text:p>SAO TOME E PRINCIPE, ILHAS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7285" calcext:value-type="float">
            <text:p>7285</text:p>
          </table:table-cell>
          <table:table-cell office:value-type="string" calcext:value-type="string">
            <text:p>SENEGAL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7315" calcext:value-type="float">
            <text:p>7315</text:p>
          </table:table-cell>
          <table:table-cell office:value-type="string" calcext:value-type="string">
            <text:p>SEYCHELLES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7358" calcext:value-type="float">
            <text:p>7358</text:p>
          </table:table-cell>
          <table:table-cell office:value-type="string" calcext:value-type="string">
            <text:p>SERRA LEO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7370" calcext:value-type="float">
            <text:p>7370</text:p>
          </table:table-cell>
          <table:table-cell office:value-type="string" calcext:value-type="string">
            <text:p>SERVI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7412" calcext:value-type="float">
            <text:p>7412</text:p>
          </table:table-cell>
          <table:table-cell office:value-type="string" calcext:value-type="string">
            <text:p>CINGAPUR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7447" calcext:value-type="float">
            <text:p>7447</text:p>
          </table:table-cell>
          <table:table-cell office:value-type="string" calcext:value-type="string">
            <text:p>SIRIA, REPUBLICA ARABE D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7480" calcext:value-type="float">
            <text:p>7480</text:p>
          </table:table-cell>
          <table:table-cell office:value-type="string" calcext:value-type="string">
            <text:p>SOMALI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7501" calcext:value-type="float">
            <text:p>7501</text:p>
          </table:table-cell>
          <table:table-cell office:value-type="string" calcext:value-type="string">
            <text:p>SRI LANK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7544" calcext:value-type="float">
            <text:p>7544</text:p>
          </table:table-cell>
          <table:table-cell office:value-type="string" calcext:value-type="string">
            <text:p>SUAZILANDI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7552" calcext:value-type="float">
            <text:p>7552</text:p>
          </table:table-cell>
          <table:table-cell office:value-type="string" calcext:value-type="string">
            <text:p>SVALBARD E JAN MAYERN</text:p>
          </table:table-cell>
          <table:table-cell office:value-type="date" office:date-value="2017-01-01" calcext:value-type="date">
            <text:p>2017-01-01</text:p>
          </table:table-cell>
        </table:table-row>
        <table:table-row table:style-name="ro1">
          <table:table-cell office:value-type="float" office:value="7560" calcext:value-type="float">
            <text:p>7560</text:p>
          </table:table-cell>
          <table:table-cell office:value-type="string" calcext:value-type="string">
            <text:p>AFRICA DO SUL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7595" calcext:value-type="float">
            <text:p>7595</text:p>
          </table:table-cell>
          <table:table-cell office:value-type="string" calcext:value-type="string">
            <text:p>SUDAO</text:p>
          </table:table-cell>
          <table:table-cell office:value-type="date" office:date-value="2011-07-01" calcext:value-type="date">
            <text:p>2011-07-01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string" calcext:value-type="string">
            <text:p>SUDÃO DO SUL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7641" calcext:value-type="float">
            <text:p>7641</text:p>
          </table:table-cell>
          <table:table-cell office:value-type="string" calcext:value-type="string">
            <text:p>SUECI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7676" calcext:value-type="float">
            <text:p>7676</text:p>
          </table:table-cell>
          <table:table-cell office:value-type="string" calcext:value-type="string">
            <text:p>SUIC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7706" calcext:value-type="float">
            <text:p>7706</text:p>
          </table:table-cell>
          <table:table-cell office:value-type="string" calcext:value-type="string">
            <text:p>SURINAME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7722" calcext:value-type="float">
            <text:p>7722</text:p>
          </table:table-cell>
          <table:table-cell office:value-type="string" calcext:value-type="string">
            <text:p>TADJIQUISTAO, REPUBLICA DO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7765" calcext:value-type="float">
            <text:p>7765</text:p>
          </table:table-cell>
          <table:table-cell office:value-type="string" calcext:value-type="string">
            <text:p>TAILANDI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7803" calcext:value-type="float">
            <text:p>7803</text:p>
          </table:table-cell>
          <table:table-cell office:value-type="string" calcext:value-type="string">
            <text:p>TANZANIA, REP.UNIDA D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7811" calcext:value-type="float">
            <text:p>7811</text:p>
          </table:table-cell>
          <table:table-cell office:value-type="string" calcext:value-type="string">
            <text:p>TERRAS AUSTRAIS E ANTARTICAS FRANCESAS</text:p>
          </table:table-cell>
          <table:table-cell office:value-type="date" office:date-value="2017-01-01" calcext:value-type="date">
            <text:p>2017-01-01</text:p>
          </table:table-cell>
        </table:table-row>
        <table:table-row table:style-name="ro1">
          <table:table-cell office:value-type="float" office:value="7820" calcext:value-type="float">
            <text:p>7820</text:p>
          </table:table-cell>
          <table:table-cell office:value-type="string" calcext:value-type="string">
            <text:p>TERRITORIO BRIT.OC.INDICO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7838" calcext:value-type="float">
            <text:p>7838</text:p>
          </table:table-cell>
          <table:table-cell office:value-type="string" calcext:value-type="string">
            <text:p>DJIBUTI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7889" calcext:value-type="float">
            <text:p>7889</text:p>
          </table:table-cell>
          <table:table-cell office:value-type="string" calcext:value-type="string">
            <text:p>CHADE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7919" calcext:value-type="float">
            <text:p>7919</text:p>
          </table:table-cell>
          <table:table-cell office:value-type="string" calcext:value-type="string">
            <text:p>TCHECA, REPUBLIC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7951" calcext:value-type="float">
            <text:p>7951</text:p>
          </table:table-cell>
          <table:table-cell office:value-type="string" calcext:value-type="string">
            <text:p>TIMOR LESTE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8001" calcext:value-type="float">
            <text:p>8001</text:p>
          </table:table-cell>
          <table:table-cell office:value-type="string" calcext:value-type="string">
            <text:p>TOGO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8052" calcext:value-type="float">
            <text:p>8052</text:p>
          </table:table-cell>
          <table:table-cell office:value-type="string" calcext:value-type="string">
            <text:p>TOQUELAU,ILHAS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8109" calcext:value-type="float">
            <text:p>8109</text:p>
          </table:table-cell>
          <table:table-cell office:value-type="string" calcext:value-type="string">
            <text:p>TONG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8150" calcext:value-type="float">
            <text:p>8150</text:p>
          </table:table-cell>
          <table:table-cell office:value-type="string" calcext:value-type="string">
            <text:p>TRINIDAD E TOBAGO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8206" calcext:value-type="float">
            <text:p>8206</text:p>
          </table:table-cell>
          <table:table-cell office:value-type="string" calcext:value-type="string">
            <text:p>TUNISI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8230" calcext:value-type="float">
            <text:p>8230</text:p>
          </table:table-cell>
          <table:table-cell office:value-type="string" calcext:value-type="string">
            <text:p>TURCAS E CAICOS,ILHAS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8249" calcext:value-type="float">
            <text:p>8249</text:p>
          </table:table-cell>
          <table:table-cell office:value-type="string" calcext:value-type="string">
            <text:p>TURCOMENISTAO, REPUBLICA DO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8273" calcext:value-type="float">
            <text:p>8273</text:p>
          </table:table-cell>
          <table:table-cell office:value-type="string" calcext:value-type="string">
            <text:p>TURQUI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8281" calcext:value-type="float">
            <text:p>8281</text:p>
          </table:table-cell>
          <table:table-cell office:value-type="string" calcext:value-type="string">
            <text:p>TUVALU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8311" calcext:value-type="float">
            <text:p>8311</text:p>
          </table:table-cell>
          <table:table-cell office:value-type="string" calcext:value-type="string">
            <text:p>UCRANI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8338" calcext:value-type="float">
            <text:p>8338</text:p>
          </table:table-cell>
          <table:table-cell office:value-type="string" calcext:value-type="string">
            <text:p>UGAND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8451" calcext:value-type="float">
            <text:p>8451</text:p>
          </table:table-cell>
          <table:table-cell office:value-type="string" calcext:value-type="string">
            <text:p>URUGUAI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8478" calcext:value-type="float">
            <text:p>8478</text:p>
          </table:table-cell>
          <table:table-cell office:value-type="string" calcext:value-type="string">
            <text:p>UZBEQUISTAO, REPUBLICA DO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8486" calcext:value-type="float">
            <text:p>8486</text:p>
          </table:table-cell>
          <table:table-cell office:value-type="string" calcext:value-type="string">
            <text:p>VATICANO, EST.DA CIDADE DO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8508" calcext:value-type="float">
            <text:p>8508</text:p>
          </table:table-cell>
          <table:table-cell office:value-type="string" calcext:value-type="string">
            <text:p>VENEZUEL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8583" calcext:value-type="float">
            <text:p>8583</text:p>
          </table:table-cell>
          <table:table-cell office:value-type="string" calcext:value-type="string">
            <text:p>VIETNA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8630" calcext:value-type="float">
            <text:p>8630</text:p>
          </table:table-cell>
          <table:table-cell office:value-type="string" calcext:value-type="string">
            <text:p>VIRGENS,ILHAS (BRITANICAS)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8664" calcext:value-type="float">
            <text:p>8664</text:p>
          </table:table-cell>
          <table:table-cell office:value-type="string" calcext:value-type="string">
            <text:p>VIRGENS,ILHAS (E.U.A.)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8702" calcext:value-type="float">
            <text:p>8702</text:p>
          </table:table-cell>
          <table:table-cell office:value-type="string" calcext:value-type="string">
            <text:p>FIJI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8753" calcext:value-type="float">
            <text:p>8753</text:p>
          </table:table-cell>
          <table:table-cell office:value-type="string" calcext:value-type="string">
            <text:p>WALLIS E FUTUNA, ILHAS</text:p>
          </table:table-cell>
          <table:table-cell office:value-type="date" office:date-value="2017-01-01" calcext:value-type="date">
            <text:p>2017-01-01</text:p>
          </table:table-cell>
        </table:table-row>
        <table:table-row table:style-name="ro1">
          <table:table-cell office:value-type="float" office:value="8885" calcext:value-type="float">
            <text:p>8885</text:p>
          </table:table-cell>
          <table:table-cell office:value-type="string" calcext:value-type="string">
            <text:p>CONGO, REPUBLICA DEMOCRATICA DO</text:p>
          </table:table-cell>
          <table:table-cell office:value-type="date" office:date-value="2006-01-01" calcext:value-type="date">
            <text:p>2006-01-01</text:p>
          </table:table-cell>
        </table:table-row>
        <table:table-row table:style-name="ro1">
          <table:table-cell office:value-type="float" office:value="8907" calcext:value-type="float">
            <text:p>8907</text:p>
          </table:table-cell>
          <table:table-cell office:value-type="string" calcext:value-type="string">
            <text:p>ZAMBIA</text:p>
          </table:table-cell>
          <table:table-cell office:value-type="date" office:date-value="2006-01-01" calcext:value-type="date">
            <text:p>2006-01-01</text:p>
          </table:table-cell>
        </table:table-row>
      </table:table>
      <table:named-expressions/>
      <table:database-ranges>
        <table:database-range table:name="__Anonymous_Sheet_DB__0" table:target-range-address="cPais.A1:cPais.E25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2">
      <number:number number:decimal-places="0" loext:min-decimal-places="0" number:min-integer-digits="0" number:grouping="true"/>
    </number:number-style>
    <number:number-style style:name="N113">
      <number:number number:decimal-places="0" loext:min-decimal-places="0" number:min-integer-digits="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stilo_20_1" style:display-name="Estilo 1" style:family="table-cell" style:parent-style-name="Default" style:data-style-name="N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4.99mm" fo:margin-bottom="8.01mm" fo:margin-left="4.99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mm" fo:margin-left="0mm" fo:margin-right="0mm" fo:margin-top="4.18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2">00/00/0000</text:date>, <text:time style:data-style-name="N2" text:time-value="15:02:35.37294176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cPais" style:display-name="PageStyle_cPais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text:span text:style-name="MT1"><text:s/>/ </text:span><text:span text:style-name="MT1"><text:sheet-name>???</text:sheet-name></text:span></text:p>
        </style:region-left>
        <style:region-right>
          <text:p><text:span text:style-name="MT1"><text:page-number>1</text:page-number></text:span></text:p>
        </style:region-right>
      </style:footer>
      <style:footer-left style:display="false"/>
    </style:master-page>
    <style:master-page style:name="PageStyle_5f_Work" style:display-name="PageStyle_Work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text:span text:style-name="MT1"><text:s/>/ </text:span><text:span text:style-name="MT1"><text:sheet-name>???</text:sheet-name></text:span></text:p>
        </style:region-left>
        <style:region-right>
          <text:p><text:span text:style-name="MT1"><text:page-number>1</text:page-number></text:span></text:p>
        </style:region-right>
      </style:footer>
      <style:footer-lef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text:span text:style-name="MT1"><text:s/>/ </text:span><text:span text:style-name="MT1"><text:sheet-name>???</text:sheet-name></text:span></text:p>
        </style:region-left>
        <style:region-right>
          <text:p><text:span text:style-name="MT1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nando  Canto Alt</meta:initial-creator>
    <meta:print-date>2013-11-04T12:17:52</meta:print-date>
    <meta:creation-date>2010-03-08T17:13:12</meta:creation-date>
    <dc:date>2020-03-22T15:14:37.493985854</dc:date>
    <meta:generator>LibreOffice/6.0.7.3$Linux_X86_64 LibreOffice_project/00m0$Build-3</meta:generator>
    <meta:editing-duration>PT7H3M32S</meta:editing-duration>
    <meta:editing-cycles>35</meta:editing-cycles>
    <meta:document-statistic meta:table-count="2" meta:cell-count="1821" meta:object-count="0"/>
    <meta:user-defined meta:name="AppVersion">12.0000</meta:user-defined>
    <meta:user-defined meta:name="Company">Procerg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